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T41" style:family="table-cell">
      <style:table-cell-properties/>
    </style:style>
    <style:style style:name="T79" style:family="table-cell">
      <style:table-cell-properties/>
    </style:style>
    <style:style style:name="Table62" style:family="table">
      <style:table-properties table:border-model="collapsing" table:align="center"/>
    </style:style>
    <style:style style:name="Table62.0" style:family="table-column">
      <style:table-column-properties style:column-width="100pt"/>
    </style:style>
    <style:style style:name="Table62.1" style:family="table-column">
      <style:table-column-properties style:column-width="100pt"/>
    </style:style>
    <style:style style:name="Table62.2" style:family="table-column">
      <style:table-column-properties style:column-width="100pt"/>
    </style:style>
    <style:style style:name="c56" style:family="text">
      <style:text-properties fo:font-family="Sans" style:text-position="100%"/>
    </style:style>
    <style:style style:name="TB80.83" style:family="table-cell">
      <style:table-cell-properties fo:border="0pt outset #808080"/>
    </style:style>
    <style:style style:name="T83" style:family="table-cell">
      <style:table-cell-properties/>
    </style:style>
    <style:style style:name="TB6.27" style:family="table-cell">
      <style:table-cell-properties fo:border="0pt outset #808080"/>
    </style:style>
    <style:style style:name="T27" style:family="table-cell">
      <style:table-cell-properties/>
    </style:style>
    <style:style style:name="TB80.82" style:family="table-cell">
      <style:table-cell-properties fo:border="0pt outset #808080"/>
    </style:style>
    <style:style style:name="T82" style:family="table-cell">
      <style:table-cell-properties/>
    </style:style>
    <style:style style:name="p47" style:family="paragraph">
      <style:paragraph-properties fo:text-align="center"/>
    </style:style>
    <style:style style:name="Table48" style:family="table">
      <style:table-properties table:border-model="collapsing"/>
    </style:style>
    <style:style style:name="Table48.0" style:family="table-column">
      <style:table-column-properties style:column-width="33%"/>
    </style:style>
    <style:style style:name="Table48.1" style:family="table-column">
      <style:table-column-properties style:column-width="33%"/>
    </style:style>
    <style:style style:name="Table48.2" style:family="table-column">
      <style:table-column-properties style:column-width="33%"/>
    </style:style>
    <style:style style:name="c53" style:family="text">
      <style:text-properties fo:font-weight="bold" fo:font-family="Sans" style:text-position="100%"/>
    </style:style>
    <style:style style:name="p1" style:family="paragraph">
      <style:paragraph-properties/>
    </style:style>
    <style:style style:name="Table6" style:family="table">
      <style:table-properties table:border-model="collapsing" style:width="100pt"/>
    </style:style>
    <style:style style:name="Table6.0" style:family="table-column">
      <style:table-column-properties style:column-width="16%"/>
    </style:style>
    <style:style style:name="Table6.1" style:family="table-column">
      <style:table-column-properties style:column-width="16%"/>
    </style:style>
    <style:style style:name="Table6.2" style:family="table-column">
      <style:table-column-properties style:column-width="16%"/>
    </style:style>
    <style:style style:name="Table6.3" style:family="table-column">
      <style:table-column-properties style:column-width="16%"/>
    </style:style>
    <style:style style:name="Table6.4" style:family="table-column">
      <style:table-column-properties style:column-width="16%"/>
    </style:style>
    <style:style style:name="Table6.5" style:family="table-column">
      <style:table-column-properties style:column-width="16%"/>
    </style:style>
    <style:style style:name="TB16.17" style:family="table-cell">
      <style:table-cell-properties fo:border="0pt outset #808080"/>
    </style:style>
    <style:style style:name="T17" style:family="table-cell">
      <style:table-cell-properties/>
    </style:style>
    <style:style style:name="TB70.77" style:family="table-cell">
      <style:table-cell-properties fo:border="0pt outset #808080" fo:padding-left="7.5pt"/>
    </style:style>
    <style:style style:name="T77" style:family="table-cell">
      <style:table-cell-properties fo:padding-left="7.5pt"/>
    </style:style>
    <style:style style:name="TB6.13" style:family="table-cell">
      <style:table-cell-properties fo:border="0pt outset #808080"/>
    </style:style>
    <style:style style:name="T13" style:family="table-cell">
      <style:table-cell-properties/>
    </style:style>
    <style:style style:name="TB6.25" style:family="table-cell">
      <style:table-cell-properties fo:border="0pt outset #808080"/>
    </style:style>
    <style:style style:name="T25" style:family="table-cell">
      <style:table-cell-properties/>
    </style:style>
    <style:style style:name="TB29.33" style:family="table-cell">
      <style:table-cell-properties fo:border="0pt outset #808080"/>
    </style:style>
    <style:style style:name="T33" style:family="table-cell">
      <style:table-cell-properties/>
    </style:style>
    <style:style style:name="c23" style:family="text">
      <style:text-properties fo:font-family="Sans" style:text-position="super"/>
    </style:style>
    <style:style style:name="TB16.20" style:family="table-cell">
      <style:table-cell-properties fo:border="0pt outset #808080" fo:padding-right="7.5pt"/>
    </style:style>
    <style:style style:name="T20" style:family="table-cell">
      <style:table-cell-properties fo:padding-right="7.5pt"/>
    </style:style>
    <style:style style:name="c21" style:family="text">
      <style:text-properties fo:font-family="Sans" style:text-position="sub"/>
    </style:style>
    <style:style style:name="TB6.12" style:family="table-cell">
      <style:table-cell-properties fo:border="0pt outset #808080"/>
    </style:style>
    <style:style style:name="T12" style:family="table-cell">
      <style:table-cell-properties/>
    </style:style>
    <style:style style:name="TB35.45" style:family="table-cell">
      <style:table-cell-properties fo:border="0pt outset #808080"/>
    </style:style>
    <style:style style:name="T45" style:family="table-cell">
      <style:table-cell-properties/>
    </style:style>
    <style:style style:name="Table16" style:family="table">
      <style:table-properties table:border-model="collapsing"/>
    </style:style>
    <style:style style:name="Table16.0" style:family="table-column">
      <style:table-column-properties style:column-width="25%"/>
    </style:style>
    <style:style style:name="Table16.1" style:family="table-column">
      <style:table-column-properties style:column-width="25%"/>
    </style:style>
    <style:style style:name="Table16.2" style:family="table-column">
      <style:table-column-properties style:column-width="25%"/>
    </style:style>
    <style:style style:name="Table16.3" style:family="table-column">
      <style:table-column-properties style:column-width="25%"/>
    </style:style>
    <style:style style:name="Table35" style:family="table">
      <style:table-properties table:border-model="collapsing" style:width="100pt"/>
    </style:style>
    <style:style style:name="Table35.0" style:family="table-column">
      <style:table-column-properties style:column-width="20%"/>
    </style:style>
    <style:style style:name="Table35.1" style:family="table-column">
      <style:table-column-properties style:column-width="20%"/>
    </style:style>
    <style:style style:name="Table35.2" style:family="table-column">
      <style:table-column-properties style:column-width="20%"/>
    </style:style>
    <style:style style:name="Table35.3" style:family="table-column">
      <style:table-column-properties style:column-width="20%"/>
    </style:style>
    <style:style style:name="Table35.4" style:family="table-column">
      <style:table-column-properties style:column-width="20%"/>
    </style:style>
    <style:style style:name="TB48.68" style:family="table-cell">
      <style:table-cell-properties fo:border="0pt outset #808080" fo:padding-top="15pt"/>
    </style:style>
    <style:style style:name="T68" style:family="table-cell">
      <style:table-cell-properties fo:padding-top="15pt"/>
    </style:style>
    <style:style style:name="T67" style:family="table-cell">
      <style:table-cell-properties/>
    </style:style>
    <style:style style:name="TB51.55" style:family="table-cell">
      <style:table-cell-properties fo:border="0pt outset #808080" style:vertical-align="top"/>
    </style:style>
    <style:style style:name="T55" style:family="table-cell">
      <style:table-cell-properties style:vertical-align="top"/>
    </style:style>
    <style:style style:name="TB80.84" style:family="table-cell">
      <style:table-cell-properties fo:border="0pt outset #808080"/>
    </style:style>
    <style:style style:name="T84" style:family="table-cell">
      <style:table-cell-properties/>
    </style:style>
    <style:style style:name="TB62.65" style:family="table-cell">
      <style:table-cell-properties fo:border="0pt outset #808080" style:vertical-align="top"/>
    </style:style>
    <style:style style:name="T65" style:family="table-cell">
      <style:table-cell-properties style:vertical-align="top"/>
    </style:style>
    <style:style style:name="p59" style:family="paragraph">
      <style:paragraph-properties fo:text-align="start" fo:margin-left="0pt"/>
    </style:style>
    <style:style style:name="TB6.24" style:family="table-cell">
      <style:table-cell-properties fo:border="0pt outset #808080"/>
    </style:style>
    <style:style style:name="T24" style:family="table-cell">
      <style:table-cell-properties/>
    </style:style>
    <style:style style:name="TB29.31" style:family="table-cell">
      <style:table-cell-properties fo:border="0pt outset #808080"/>
    </style:style>
    <style:style style:name="T31" style:family="table-cell">
      <style:table-cell-properties/>
    </style:style>
    <style:style style:name="Table70" style:family="table">
      <style:table-properties table:border-model="collapsing" table:align="center" style:width="100pt"/>
    </style:style>
    <style:style style:name="Table70.0" style:family="table-column">
      <style:table-column-properties style:column-width="16%"/>
    </style:style>
    <style:style style:name="Table70.1" style:family="table-column">
      <style:table-column-properties style:column-width="16%"/>
    </style:style>
    <style:style style:name="Table70.2" style:family="table-column">
      <style:table-column-properties style:column-width="16%"/>
    </style:style>
    <style:style style:name="Table70.3" style:family="table-column">
      <style:table-column-properties style:column-width="16%"/>
    </style:style>
    <style:style style:name="Table70.4" style:family="table-column">
      <style:table-column-properties style:column-width="16%"/>
    </style:style>
    <style:style style:name="Table70.5" style:family="table-column">
      <style:table-column-properties style:column-width="16%"/>
    </style:style>
    <style:style style:name="p3" style:family="paragraph">
      <style:paragraph-properties fo:margin-left="0pt"/>
    </style:style>
    <style:style style:name="p61" style:family="paragraph">
      <style:paragraph-properties fo:text-align="center" fo:margin-left="0pt"/>
    </style:style>
    <style:style style:name="TB51.52" style:family="table-cell">
      <style:table-cell-properties fo:border="0pt outset #808080" style:vertical-align="top"/>
    </style:style>
    <style:style style:name="T52" style:family="table-cell">
      <style:table-cell-properties style:vertical-align="top"/>
    </style:style>
    <style:style style:name="TB70.72" style:family="table-cell">
      <style:table-cell-properties fo:border="0pt outset #808080"/>
    </style:style>
    <style:style style:name="T72" style:family="table-cell">
      <style:table-cell-properties/>
    </style:style>
    <style:style style:name="TB70.74" style:family="table-cell">
      <style:table-cell-properties fo:border="0pt outset #808080"/>
    </style:style>
    <style:style style:name="T74" style:family="table-cell">
      <style:table-cell-properties/>
    </style:style>
    <style:style style:name="T28" style:family="table-cell">
      <style:table-cell-properties/>
    </style:style>
    <style:style style:name="Table51" style:family="table">
      <style:table-properties table:border-model="collapsing" table:align="center" style:width="100pt"/>
    </style:style>
    <style:style style:name="Table51.0" style:family="table-column">
      <style:table-column-properties style:column-width="100pt"/>
    </style:style>
    <style:style style:name="Table51.1" style:family="table-column">
      <style:table-column-properties style:column-width="100pt"/>
    </style:style>
    <style:style style:name="Table51.2" style:family="table-column">
      <style:table-column-properties style:column-width="100pt"/>
    </style:style>
    <style:style style:name="p50" style:family="paragraph">
      <style:paragraph-properties fo:text-align="center"/>
    </style:style>
    <style:style style:name="p14" style:family="paragraph">
      <style:paragraph-properties fo:text-align="right" fo:margin-left="0pt"/>
    </style:style>
    <style:style style:name="T46" style:family="table-cell">
      <style:table-cell-properties/>
    </style:style>
    <style:style style:name="TB35.37" style:family="table-cell">
      <style:table-cell-properties fo:border="0pt outset #808080"/>
    </style:style>
    <style:style style:name="T37" style:family="table-cell">
      <style:table-cell-properties/>
    </style:style>
    <style:style style:name="TB51.54" style:family="table-cell">
      <style:table-cell-properties fo:border="0pt outset #808080" style:vertical-align="top"/>
    </style:style>
    <style:style style:name="T54" style:family="table-cell">
      <style:table-cell-properties style:vertical-align="top"/>
    </style:style>
    <style:style style:name="TB51.57" style:family="table-cell">
      <style:table-cell-properties fo:border="0pt outset #808080" fo:padding-left="7.5pt" style:vertical-align="top"/>
    </style:style>
    <style:style style:name="T57" style:family="table-cell">
      <style:table-cell-properties fo:padding-left="7.5pt" style:vertical-align="top"/>
    </style:style>
    <style:style style:name="TB6.7" style:family="table-cell">
      <style:table-cell-properties fo:border="0pt outset #808080"/>
    </style:style>
    <style:style style:name="T7" style:family="table-cell">
      <style:table-cell-properties/>
    </style:style>
    <style:style style:name="TB62.64" style:family="table-cell">
      <style:table-cell-properties fo:border="0pt outset #808080" style:vertical-align="top"/>
    </style:style>
    <style:style style:name="T64" style:family="table-cell">
      <style:table-cell-properties style:vertical-align="top"/>
    </style:style>
    <style:style style:name="T85" style:family="table-cell">
      <style:table-cell-properties/>
    </style:style>
    <style:style style:name="c2" style:family="text">
      <style:text-properties fo:font-weight="bold" fo:font-family="Sans"/>
    </style:style>
    <style:style style:name="TB16.19" style:family="table-cell">
      <style:table-cell-properties fo:border="0pt outset #808080"/>
    </style:style>
    <style:style style:name="T19" style:family="table-cell">
      <style:table-cell-properties/>
    </style:style>
    <style:style style:name="p4" style:family="paragraph">
      <style:paragraph-properties fo:margin-top="9pt" fo:margin-bottom="9pt"/>
    </style:style>
    <style:style style:name="TB35.39" style:family="table-cell">
      <style:table-cell-properties fo:border="0pt outset #808080"/>
    </style:style>
    <style:style style:name="T39" style:family="table-cell">
      <style:table-cell-properties/>
    </style:style>
    <style:style style:name="T58" style:family="table-cell">
      <style:table-cell-properties/>
    </style:style>
    <style:style style:name="TB62.66" style:family="table-cell">
      <style:table-cell-properties fo:border="0pt outset #808080" fo:padding-left="7.5pt" style:vertical-align="top"/>
    </style:style>
    <style:style style:name="T66" style:family="table-cell">
      <style:table-cell-properties fo:padding-left="7.5pt" style:vertical-align="top"/>
    </style:style>
    <style:style style:name="TB35.44" style:family="table-cell">
      <style:table-cell-properties fo:border="0pt outset #808080"/>
    </style:style>
    <style:style style:name="T44" style:family="table-cell">
      <style:table-cell-properties/>
    </style:style>
    <style:style style:name="TB70.78" style:family="table-cell">
      <style:table-cell-properties fo:border="0pt outset #808080" fo:padding-right="3.75pt"/>
    </style:style>
    <style:style style:name="T78" style:family="table-cell">
      <style:table-cell-properties fo:padding-right="3.75pt"/>
    </style:style>
    <style:style style:name="TB6.26" style:family="table-cell">
      <style:table-cell-properties fo:border="0pt outset #808080"/>
    </style:style>
    <style:style style:name="T26" style:family="table-cell">
      <style:table-cell-properties/>
    </style:style>
    <style:style style:name="p11" style:family="paragraph">
      <style:paragraph-properties fo:text-align="right"/>
    </style:style>
    <style:style style:name="Table80" style:family="table">
      <style:table-properties table:border-model="collapsing" style:width="100pt"/>
    </style:style>
    <style:style style:name="Table80.0" style:family="table-column">
      <style:table-column-properties style:column-width="4%"/>
    </style:style>
    <style:style style:name="Table80.1" style:family="table-column">
      <style:table-column-properties style:column-width="4%"/>
    </style:style>
    <style:style style:name="Table80.2" style:family="table-column">
      <style:table-column-properties style:column-width="4%"/>
    </style:style>
    <style:style style:name="Table80.3" style:family="table-column">
      <style:table-column-properties style:column-width="4%"/>
    </style:style>
    <style:style style:name="Table80.4" style:family="table-column">
      <style:table-column-properties style:column-width="4%"/>
    </style:style>
    <style:style style:name="Table80.5" style:family="table-column">
      <style:table-column-properties style:column-width="4%"/>
    </style:style>
    <style:style style:name="Table80.6" style:family="table-column">
      <style:table-column-properties style:column-width="4%"/>
    </style:style>
    <style:style style:name="Table80.7" style:family="table-column">
      <style:table-column-properties style:column-width="4%"/>
    </style:style>
    <style:style style:name="Table80.8" style:family="table-column">
      <style:table-column-properties style:column-width="4%"/>
    </style:style>
    <style:style style:name="Table80.9" style:family="table-column">
      <style:table-column-properties style:column-width="4%"/>
    </style:style>
    <style:style style:name="Table80.10" style:family="table-column">
      <style:table-column-properties style:column-width="4%"/>
    </style:style>
    <style:style style:name="Table80.11" style:family="table-column">
      <style:table-column-properties style:column-width="4%"/>
    </style:style>
    <style:style style:name="Table80.12" style:family="table-column">
      <style:table-column-properties style:column-width="4%"/>
    </style:style>
    <style:style style:name="Table80.13" style:family="table-column">
      <style:table-column-properties style:column-width="4%"/>
    </style:style>
    <style:style style:name="Table80.14" style:family="table-column">
      <style:table-column-properties style:column-width="4%"/>
    </style:style>
    <style:style style:name="Table80.15" style:family="table-column">
      <style:table-column-properties style:column-width="4%"/>
    </style:style>
    <style:style style:name="Table80.16" style:family="table-column">
      <style:table-column-properties style:column-width="4%"/>
    </style:style>
    <style:style style:name="Table80.17" style:family="table-column">
      <style:table-column-properties style:column-width="4%"/>
    </style:style>
    <style:style style:name="Table80.18" style:family="table-column">
      <style:table-column-properties style:column-width="4%"/>
    </style:style>
    <style:style style:name="Table80.19" style:family="table-column">
      <style:table-column-properties style:column-width="4%"/>
    </style:style>
    <style:style style:name="Table80.20" style:family="table-column">
      <style:table-column-properties style:column-width="4%"/>
    </style:style>
    <style:style style:name="TB48.69" style:family="table-cell">
      <style:table-cell-properties fo:border="0pt outset #808080"/>
    </style:style>
    <style:style style:name="T69" style:family="table-cell">
      <style:table-cell-properties/>
    </style:style>
    <style:style style:name="T34" style:family="table-cell">
      <style:table-cell-properties/>
    </style:style>
    <style:style style:name="TB6.10" style:family="table-cell">
      <style:table-cell-properties fo:border="0pt outset #808080"/>
    </style:style>
    <style:style style:name="T10" style:family="table-cell">
      <style:table-cell-properties/>
    </style:style>
    <style:style style:name="c0" style:family="text">
      <style:text-properties fo:font-family="Sans"/>
    </style:style>
    <style:style style:name="T15" style:family="table-cell">
      <style:table-cell-properties/>
    </style:style>
    <style:style style:name="TB70.75" style:family="table-cell">
      <style:table-cell-properties fo:border="0pt outset #808080" fo:padding-right="3.75pt"/>
    </style:style>
    <style:style style:name="T75" style:family="table-cell">
      <style:table-cell-properties fo:padding-right="3.75pt"/>
    </style:style>
    <style:style style:name="c9" style:family="text">
      <style:text-properties fo:font-weight="bold" fo:font-family="Sans"/>
    </style:style>
    <style:style style:name="p40" style:family="paragraph">
      <style:paragraph-properties fo:text-align="left" fo:margin-left="0pt"/>
    </style:style>
    <style:style style:name="TB29.30" style:family="table-cell">
      <style:table-cell-properties fo:border="0pt outset #808080"/>
    </style:style>
    <style:style style:name="T30" style:family="table-cell">
      <style:table-cell-properties/>
    </style:style>
    <style:style style:name="TB48.60" style:family="table-cell">
      <style:table-cell-properties fo:border="0pt outset #808080"/>
    </style:style>
    <style:style style:name="T60" style:family="table-cell">
      <style:table-cell-properties/>
    </style:style>
    <style:style style:name="TB62.63" style:family="table-cell">
      <style:table-cell-properties fo:border="0pt outset #808080" style:vertical-align="top"/>
    </style:style>
    <style:style style:name="T63" style:family="table-cell">
      <style:table-cell-properties style:vertical-align="top"/>
    </style:style>
    <style:style style:name="TB70.76" style:family="table-cell">
      <style:table-cell-properties fo:border="0pt outset #808080"/>
    </style:style>
    <style:style style:name="T76" style:family="table-cell">
      <style:table-cell-properties/>
    </style:style>
    <style:style style:name="TB70.73" style:family="table-cell">
      <style:table-cell-properties fo:border="0pt outset #808080"/>
    </style:style>
    <style:style style:name="T73" style:family="table-cell">
      <style:table-cell-properties/>
    </style:style>
    <style:style style:name="p8" style:family="paragraph">
      <style:paragraph-properties fo:text-align="left"/>
    </style:style>
    <style:style style:name="TB35.36" style:family="table-cell">
      <style:table-cell-properties fo:border="0pt outset #808080"/>
    </style:style>
    <style:style style:name="T36" style:family="table-cell">
      <style:table-cell-properties/>
    </style:style>
    <style:style style:name="TB70.71" style:family="table-cell">
      <style:table-cell-properties fo:border="0pt outset #808080"/>
    </style:style>
    <style:style style:name="T71" style:family="table-cell">
      <style:table-cell-properties/>
    </style:style>
    <style:style style:name="TB35.42" style:family="table-cell">
      <style:table-cell-properties fo:border="0pt outset #808080"/>
    </style:style>
    <style:style style:name="T42" style:family="table-cell">
      <style:table-cell-properties/>
    </style:style>
    <style:style style:name="TB80.81" style:family="table-cell">
      <style:table-cell-properties fo:border="0pt outset #808080"/>
    </style:style>
    <style:style style:name="T81" style:family="table-cell">
      <style:table-cell-properties/>
    </style:style>
    <style:style style:name="TB48.49" style:family="table-cell">
      <style:table-cell-properties fo:border="0pt outset #808080" style:vertical-align="top"/>
    </style:style>
    <style:style style:name="T49" style:family="table-cell">
      <style:table-cell-properties style:vertical-align="top"/>
    </style:style>
    <style:style style:name="p18" style:family="paragraph">
      <style:paragraph-properties fo:text-align="start"/>
    </style:style>
    <style:style style:name="Table29" style:family="table">
      <style:table-properties table:border-model="collapsing" style:width="100pt"/>
    </style:style>
    <style:style style:name="Table29.0" style:family="table-column">
      <style:table-column-properties style:column-width="11%"/>
    </style:style>
    <style:style style:name="Table29.1" style:family="table-column">
      <style:table-column-properties style:column-width="11%"/>
    </style:style>
    <style:style style:name="Table29.2" style:family="table-column">
      <style:table-column-properties style:column-width="11%"/>
    </style:style>
    <style:style style:name="Table29.3" style:family="table-column">
      <style:table-column-properties style:column-width="11%"/>
    </style:style>
    <style:style style:name="Table29.4" style:family="table-column">
      <style:table-column-properties style:column-width="11%"/>
    </style:style>
    <style:style style:name="Table29.5" style:family="table-column">
      <style:table-column-properties style:column-width="11%"/>
    </style:style>
    <style:style style:name="Table29.6" style:family="table-column">
      <style:table-column-properties style:column-width="11%"/>
    </style:style>
    <style:style style:name="Table29.7" style:family="table-column">
      <style:table-column-properties style:column-width="11%"/>
    </style:style>
    <style:style style:name="Table29.8" style:family="table-column">
      <style:table-column-properties style:column-width="11%"/>
    </style:style>
    <style:style style:name="TB29.32" style:family="table-cell">
      <style:table-cell-properties fo:border="0pt outset #808080"/>
    </style:style>
    <style:style style:name="T32" style:family="table-cell">
      <style:table-cell-properties/>
    </style:style>
    <style:style style:name="TB16.22" style:family="table-cell">
      <style:table-cell-properties fo:border="0pt outset #808080"/>
    </style:style>
    <style:style style:name="T22" style:family="table-cell">
      <style:table-cell-properties/>
    </style:style>
    <style:style style:name="c5" style:family="text">
      <style:text-properties fo:font-weight="bold" fo:font-family="Sans" style:text-underline-type="single" style:text-underline-style="solid"/>
    </style:style>
    <style:style style:name="TB35.43" style:family="table-cell">
      <style:table-cell-properties fo:border="0pt outset #808080"/>
    </style:style>
    <style:style style:name="T43" style:family="table-cell">
      <style:table-cell-properties/>
    </style:style>
    <style:style style:name="TB35.38" style:family="table-cell">
      <style:table-cell-properties fo:border="0pt outset #808080"/>
    </style:style>
    <style:style style:name="T38" style:family="table-cell">
      <style:table-cell-properties/>
    </style:style>
  </office:automatic-styles>
  <office:body>
    <office:text>
      <text:p text:style-name="p1"/>
      <text:p text:style-name="p1"><text:span text:style-name="c2">Case name: Nessus Block 0</text:span></text:p>
      <text:p text:style-name="p3"><text:span text:style-name="c0"><text:tab/>
          <text:line-break/>Thu Nov 14 20:03:41 2024</text:span></text:p>
      <text:p text:style-name="p4"><text:span text:style-name="c0"><text:tab/>
          <text:line-break/></text:span></text:p>
      <text:p text:style-name="p4"><text:span text:style-name="c5">Table 1. Propellant Specification</text:span></text:p>
      <table:table table:style-name="Table6">
        <table:table-column table:style-name="Table6.0"/>
        <table:table-column table:style-name="Table6.1"/>
        <table:table-column table:style-name="Table6.2"/>
        <table:table-column table:style-name="Table6.3"/>
        <table:table-column table:style-name="Table6.4"/>
        <table:table-column table:style-name="Table6.5"/>
        <table:table-row>
          <table:table-cell table:style-name="TB6.7">
            <text:p text:style-name="p8"><text:span text:style-name="c9">Component</text:span></text:p>
          </table:table-cell>
          <table:table-cell table:style-name="TB6.10">
            <text:p text:style-name="p11"><text:span text:style-name="c9">Temperature, K</text:span></text:p>
          </table:table-cell>
          <table:table-cell table:style-name="TB6.10">
            <text:p text:style-name="p11"><text:span text:style-name="c9">Pressure, MPa</text:span></text:p>
          </table:table-cell>
          <table:table-cell table:style-name="TB6.10">
            <text:p text:style-name="p11"><text:span text:style-name="c9">Enthalpy, kJ/mol</text:span></text:p>
          </table:table-cell>
          <table:table-cell table:style-name="TB6.10">
            <text:p text:style-name="p11"><text:span text:style-name="c9">Enthalpy, kJ/kg</text:span></text:p>
          </table:table-cell>
          <table:table-cell table:style-name="TB6.7">
            <text:p text:style-name="p11"><text:span text:style-name="c9">Mass fraction</text:span></text:p>
          </table:table-cell>
        </table:table-row>
        <table:table-row>
          <table:table-cell table:style-name="TB6.12">
            <text:p text:style-name="p8"><text:span text:style-name="c0">C2H5OH(L)</text:span></text:p>
          </table:table-cell>
          <table:table-cell table:style-name="TB6.13">
            <text:p text:style-name="p11"><text:span text:style-name="c0">298.1</text:span></text:p>
          </table:table-cell>
          <table:table-cell table:style-name="TB6.13">
            <text:p text:style-name="p11"><text:span text:style-name="c0">0.1013</text:span></text:p>
          </table:table-cell>
          <table:table-cell table:style-name="TB6.13">
            <text:p text:style-name="p11"><text:span text:style-name="c0">-277.5087</text:span></text:p>
          </table:table-cell>
          <table:table-cell table:style-name="TB6.13">
            <text:p text:style-name="p11"><text:span text:style-name="c0">-6023.834</text:span></text:p>
          </table:table-cell>
          <table:table-cell table:style-name="TB6.12">
            <text:p text:style-name="p11"><text:span text:style-name="c0">0.4000000</text:span></text:p>
          </table:table-cell>
        </table:table-row>
        <table:table-row>
          <table:table-cell table:style-name="TB6.12">
            <text:p text:style-name="p8"><text:span text:style-name="c0">O2(L)</text:span></text:p>
          </table:table-cell>
          <table:table-cell table:style-name="TB6.13">
            <text:p text:style-name="p11"><text:span text:style-name="c0">90.2</text:span></text:p>
          </table:table-cell>
          <table:table-cell table:style-name="TB6.13">
            <text:p text:style-name="p11"><text:span text:style-name="c0">0.1013</text:span></text:p>
          </table:table-cell>
          <table:table-cell table:style-name="TB6.13">
            <text:p text:style-name="p11"><text:span text:style-name="c0">-12.9790</text:span></text:p>
          </table:table-cell>
          <table:table-cell table:style-name="TB6.13">
            <text:p text:style-name="p11"><text:span text:style-name="c0">-405.608</text:span></text:p>
          </table:table-cell>
          <table:table-cell table:style-name="TB6.12">
            <text:p text:style-name="p11"><text:span text:style-name="c0">0.6000000</text:span></text:p>
          </table:table-cell>
        </table:table-row>
        <table:table-row>
          <table:table-cell table:style-name="TB6.12">
            <text:p text:style-name="p8"><text:span text:style-name="c0">Total</text:span></text:p>
          </table:table-cell>
          <table:table-cell table:style-name="TB6.13">
            <text:p text:style-name="p14"/>
          </table:table-cell>
          <table:table-cell table:style-name="TB6.13">
            <text:p text:style-name="p14"/>
          </table:table-cell>
          <table:table-cell table:style-name="TB6.13">
            <text:p text:style-name="p11"><text:span text:style-name="c0">-96.7031</text:span></text:p>
          </table:table-cell>
          <table:table-cell table:style-name="TB6.13">
            <text:p text:style-name="p11"><text:span text:style-name="c0">-2652.898</text:span></text:p>
          </table:table-cell>
          <table:table-cell table:style-name="TB6.12">
            <text:p text:style-name="p11"/>
          </table:table-cell>
        </table:table-row>
      </table:table>
      <text:p text:style-name="p1"/>
      <table:table table:style-name="Table16">
        <table:table-column table:style-name="Table16.0"/>
        <table:table-column table:style-name="Table16.1"/>
        <table:table-column table:style-name="Table16.2"/>
        <table:table-column table:style-name="Table16.3"/>
        <table:table-row>
          <table:table-cell table:number-columns-spanned="3" table:style-name="TB16.17">
            <text:p text:style-name="p18"><text:span text:style-name="c0">Propellant exploded formula:</text:span></text:p>
          </table:table-cell>
          <table:table-cell table:style-name="TB16.19">
            <text:p text:style-name="p18"/>
          </table:table-cell>
        </table:table-row>
        <table:table-row>
          <table:table-cell table:number-columns-spanned="2" table:style-name="TB16.20">
            <text:p text:style-name="p11"><text:span text:style-name="c0">C</text:span><text:span text:style-name="c21">0.633004</text:span><text:span text:style-name="c0"> H</text:span><text:span text:style-name="c21">1.899011</text:span><text:span text:style-name="c0"> O</text:span><text:span text:style-name="c21">1.683498</text:span><text:span text:style-name="c0"> </text:span></text:p>
          </table:table-cell>
          <table:table-cell table:style-name="TB16.19">
            <text:p text:style-name="p18"><text:span text:style-name="c0">(based on 1 mole)</text:span></text:p>
          </table:table-cell>
          <table:table-cell table:style-name="TB16.22">
            <text:p text:style-name="p1"/>
          </table:table-cell>
        </table:table-row>
        <table:table-row>
          <table:table-cell table:number-columns-spanned="2" table:style-name="TB16.20">
            <text:p text:style-name="p11"><text:span text:style-name="c0">C</text:span><text:span text:style-name="c21">15.016054</text:span><text:span text:style-name="c0"> H</text:span><text:span text:style-name="c21">45.048163</text:span><text:span text:style-name="c0"> O</text:span><text:span text:style-name="c21">39.935783</text:span><text:span text:style-name="c0"> </text:span></text:p>
          </table:table-cell>
          <table:table-cell table:style-name="TB16.19">
            <text:p text:style-name="p18"><text:span text:style-name="c0">(by mass %)</text:span></text:p>
          </table:table-cell>
          <table:table-cell table:style-name="TB16.22">
            <text:p text:style-name="p1"/>
          </table:table-cell>
        </table:table-row>
        <table:table-row>
          <table:table-cell table:style-name="TB16.19">
            <text:p text:style-name="p18"><text:span text:style-name="c0">α:</text:span></text:p>
          </table:table-cell>
          <table:table-cell table:style-name="TB16.19">
            <text:p text:style-name="p11"><text:span text:style-name="c0">0.7198465</text:span></text:p>
          </table:table-cell>
          <table:table-cell table:style-name="TB16.19">
            <text:p text:style-name="p18"><text:span text:style-name="c0">(oxidizer excess coefficient)</text:span></text:p>
          </table:table-cell>
          <table:table-cell table:style-name="TB16.22">
            <text:p text:style-name="p1"/>
          </table:table-cell>
        </table:table-row>
        <table:table-row>
          <table:table-cell table:style-name="TB16.19">
            <text:p text:style-name="p18"><text:span text:style-name="c0">O/F:</text:span></text:p>
          </table:table-cell>
          <table:table-cell table:style-name="TB16.19">
            <text:p text:style-name="p11"><text:span text:style-name="c0">1.5000000</text:span></text:p>
          </table:table-cell>
          <table:table-cell table:style-name="TB16.19">
            <text:p text:style-name="p18"/>
          </table:table-cell>
          <table:table-cell table:style-name="TB16.22">
            <text:p text:style-name="p1"/>
          </table:table-cell>
        </table:table-row>
        <table:table-row>
          <table:table-cell table:style-name="TB16.19">
            <text:p text:style-name="p18"><text:span text:style-name="c0">O/F</text:span><text:span text:style-name="c21">0</text:span><text:span text:style-name="c0">:</text:span></text:p>
          </table:table-cell>
          <table:table-cell table:style-name="TB16.19">
            <text:p text:style-name="p11"><text:span text:style-name="c0">2.0837775</text:span></text:p>
          </table:table-cell>
          <table:table-cell table:style-name="TB16.19">
            <text:p text:style-name="p18"><text:span text:style-name="c0">(stoichiometric)</text:span></text:p>
          </table:table-cell>
          <table:table-cell table:style-name="TB16.22">
            <text:p text:style-name="p1"/>
          </table:table-cell>
        </table:table-row>
        <table:table-row>
          <table:table-cell table:style-name="TB16.19">
            <text:p text:style-name="p18"><text:span text:style-name="c0">rho:</text:span></text:p>
          </table:table-cell>
          <table:table-cell table:style-name="TB16.19">
            <text:p text:style-name="p11"><text:span text:style-name="c0">937.63159</text:span></text:p>
          </table:table-cell>
          <table:table-cell table:style-name="TB16.19">
            <text:p text:style-name="p18"><text:span text:style-name="c0">kg/m</text:span><text:span text:style-name="c23">3</text:span></text:p>
          </table:table-cell>
          <table:table-cell table:style-name="TB16.22">
            <text:p text:style-name="p1"/>
          </table:table-cell>
        </table:table-row>
      </table:table>
      <text:p text:style-name="p1"><text:span text:style-name="c0"><text:tab/>
          <text:line-break/></text:span></text:p>
      <text:p text:style-name="p4"><text:span text:style-name="c5">Table 2. Combustion Properties</text:span></text:p>
      <table:table table:style-name="Table6">
        <table:table-column table:style-name="Table6.0"/>
        <table:table-column table:style-name="Table6.1"/>
        <table:table-column table:style-name="Table6.2"/>
        <table:table-column table:style-name="Table6.3"/>
        <table:table-column table:style-name="Table6.4"/>
        <table:table-column table:style-name="Table6.5"/>
        <table:table-row>
          <table:table-cell table:style-name="TB6.24">
            <text:p text:style-name="p8"><text:span text:style-name="c9">Parameter</text:span></text:p>
          </table:table-cell>
          <table:table-cell table:style-name="TB6.25">
            <text:p text:style-name="p11"><text:span text:style-name="c9">Injector</text:span></text:p>
          </table:table-cell>
          <table:table-cell table:style-name="TB6.25">
            <text:p text:style-name="p11"><text:span text:style-name="c9">Nozzle inlet</text:span></text:p>
          </table:table-cell>
          <table:table-cell table:style-name="TB6.25">
            <text:p text:style-name="p11"><text:span text:style-name="c9">Nozzle throat</text:span></text:p>
          </table:table-cell>
          <table:table-cell table:style-name="TB6.25">
            <text:p text:style-name="p11"><text:span text:style-name="c9">Nozzle exit</text:span></text:p>
          </table:table-cell>
          <table:table-cell table:style-name="TB6.24">
            <text:p text:style-name="p8"><text:span text:style-name="c9">Unit</text:span></text:p>
          </table:table-cell>
        </table:table-row>
        <table:table-row>
          <table:table-cell table:style-name="TB6.26">
            <text:p text:style-name="p8"><text:span text:style-name="c0">Pressure</text:span></text:p>
          </table:table-cell>
          <table:table-cell table:style-name="TB6.27">
            <text:p text:style-name="p11"><text:span text:style-name="c0">2.8958</text:span></text:p>
          </table:table-cell>
          <table:table-cell table:style-name="TB6.27">
            <text:p text:style-name="p11"><text:span text:style-name="c0">2.8228</text:span></text:p>
          </table:table-cell>
          <table:table-cell table:style-name="TB6.27">
            <text:p text:style-name="p11"><text:span text:style-name="c0">1.6481</text:span></text:p>
          </table:table-cell>
          <table:table-cell table:style-name="TB6.27">
            <text:p text:style-name="p11"><text:span text:style-name="c0">0.1013</text:span></text:p>
          </table:table-cell>
          <table:table-cell table:style-name="TB6.26">
            <text:p text:style-name="p8"><text:span text:style-name="c0">MPa</text:span></text:p>
          </table:table-cell>
        </table:table-row>
        <table:table-row>
          <table:table-cell table:style-name="TB6.26">
            <text:p text:style-name="p8"><text:span text:style-name="c0">Temperature</text:span></text:p>
          </table:table-cell>
          <table:table-cell table:style-name="TB6.27">
            <text:p text:style-name="p11"><text:span text:style-name="c0">3223.6150</text:span></text:p>
          </table:table-cell>
          <table:table-cell table:style-name="TB6.27">
            <text:p text:style-name="p11"><text:span text:style-name="c0">3218.2576</text:span></text:p>
          </table:table-cell>
          <table:table-cell table:style-name="TB6.27">
            <text:p text:style-name="p11"><text:span text:style-name="c0">3044.4694</text:span></text:p>
          </table:table-cell>
          <table:table-cell table:style-name="TB6.27">
            <text:p text:style-name="p11"><text:span text:style-name="c0">2103.6377</text:span></text:p>
          </table:table-cell>
          <table:table-cell table:style-name="TB6.26">
            <text:p text:style-name="p8"><text:span text:style-name="c0">K</text:span></text:p>
          </table:table-cell>
        </table:table-row>
        <table:table-row>
          <table:table-cell table:style-name="TB6.26">
            <text:p text:style-name="p8"><text:span text:style-name="c0">Enthalpy</text:span></text:p>
          </table:table-cell>
          <table:table-cell table:style-name="TB6.27">
            <text:p text:style-name="p11"><text:span text:style-name="c0">-59008.1683</text:span></text:p>
          </table:table-cell>
          <table:table-cell table:style-name="TB6.27">
            <text:p text:style-name="p11"><text:span text:style-name="c0">-59362.4473</text:span></text:p>
          </table:table-cell>
          <table:table-cell table:style-name="TB6.27">
            <text:p text:style-name="p11"><text:span text:style-name="c0">-74029.7377</text:span></text:p>
          </table:table-cell>
          <table:table-cell table:style-name="TB6.27">
            <text:p text:style-name="p11"><text:span text:style-name="c0">-136226.8211</text:span></text:p>
          </table:table-cell>
          <table:table-cell table:style-name="TB6.26">
            <text:p text:style-name="p8"><text:span text:style-name="c0">J/mol</text:span></text:p>
          </table:table-cell>
        </table:table-row>
        <table:table-row>
          <table:table-cell table:style-name="TB6.26">
            <text:p text:style-name="p14"/>
          </table:table-cell>
          <table:table-cell table:style-name="TB6.27">
            <text:p text:style-name="p11"><text:span text:style-name="c0">-2652.8993</text:span></text:p>
          </table:table-cell>
          <table:table-cell table:style-name="TB6.27">
            <text:p text:style-name="p11"><text:span text:style-name="c0">-2668.4463</text:span></text:p>
          </table:table-cell>
          <table:table-cell table:style-name="TB6.27">
            <text:p text:style-name="p11"><text:span text:style-name="c0">-3295.0344</text:span></text:p>
          </table:table-cell>
          <table:table-cell table:style-name="TB6.27">
            <text:p text:style-name="p11"><text:span text:style-name="c0">-5919.1492</text:span></text:p>
          </table:table-cell>
          <table:table-cell table:style-name="TB6.26">
            <text:p text:style-name="p8"><text:span text:style-name="c0">kJ/kg</text:span></text:p>
          </table:table-cell>
        </table:table-row>
        <table:table-row>
          <table:table-cell table:style-name="TB6.26">
            <text:p text:style-name="p8"><text:span text:style-name="c0">Entropy</text:span></text:p>
          </table:table-cell>
          <table:table-cell table:style-name="TB6.27">
            <text:p text:style-name="p11"><text:span text:style-name="c0">265.9365</text:span></text:p>
          </table:table-cell>
          <table:table-cell table:style-name="TB6.27">
            <text:p text:style-name="p11"><text:span text:style-name="c0">266.0793</text:span></text:p>
          </table:table-cell>
          <table:table-cell table:style-name="TB6.27">
            <text:p text:style-name="p11"><text:span text:style-name="c0">268.7225</text:span></text:p>
          </table:table-cell>
          <table:table-cell table:style-name="TB6.27">
            <text:p text:style-name="p11"><text:span text:style-name="c0">275.2714</text:span></text:p>
          </table:table-cell>
          <table:table-cell table:style-name="TB6.26">
            <text:p text:style-name="p8"><text:span text:style-name="c0">J/(mol·K)</text:span></text:p>
          </table:table-cell>
        </table:table-row>
        <table:table-row>
          <table:table-cell table:style-name="TB6.26">
            <text:p text:style-name="p14"/>
          </table:table-cell>
          <table:table-cell table:style-name="TB6.27">
            <text:p text:style-name="p11"><text:span text:style-name="c0">11.9560</text:span></text:p>
          </table:table-cell>
          <table:table-cell table:style-name="TB6.27">
            <text:p text:style-name="p11"><text:span text:style-name="c0">11.9607</text:span></text:p>
          </table:table-cell>
          <table:table-cell table:style-name="TB6.27">
            <text:p text:style-name="p11"><text:span text:style-name="c0">11.9607</text:span></text:p>
          </table:table-cell>
          <table:table-cell table:style-name="TB6.27">
            <text:p text:style-name="p11"><text:span text:style-name="c0">11.9607</text:span></text:p>
          </table:table-cell>
          <table:table-cell table:style-name="TB6.26">
            <text:p text:style-name="p8"><text:span text:style-name="c0">kJ/(kg·K)</text:span></text:p>
          </table:table-cell>
        </table:table-row>
        <table:table-row>
          <table:table-cell table:style-name="TB6.26">
            <text:p text:style-name="p8"><text:span text:style-name="c0">Internal energy</text:span></text:p>
          </table:table-cell>
          <table:table-cell table:style-name="TB6.27">
            <text:p text:style-name="p11"><text:span text:style-name="c0">-85810.8252</text:span></text:p>
          </table:table-cell>
          <table:table-cell table:style-name="TB6.27">
            <text:p text:style-name="p11"><text:span text:style-name="c0">-86120.5597</text:span></text:p>
          </table:table-cell>
          <table:table-cell table:style-name="TB6.27">
            <text:p text:style-name="p11"><text:span text:style-name="c0">-99342.8937</text:span></text:p>
          </table:table-cell>
          <table:table-cell table:style-name="TB6.27">
            <text:p text:style-name="p11"><text:span text:style-name="c0">-153717.4582</text:span></text:p>
          </table:table-cell>
          <table:table-cell table:style-name="TB6.26">
            <text:p text:style-name="p8"><text:span text:style-name="c0">J/mol</text:span></text:p>
          </table:table-cell>
        </table:table-row>
        <table:table-row>
          <table:table-cell table:style-name="TB6.26">
            <text:p text:style-name="p14"/>
          </table:table-cell>
          <table:table-cell table:style-name="TB6.27">
            <text:p text:style-name="p11"><text:span text:style-name="c0">-3857.8977</text:span></text:p>
          </table:table-cell>
          <table:table-cell table:style-name="TB6.27">
            <text:p text:style-name="p11"><text:span text:style-name="c0">-3871.2704</text:span></text:p>
          </table:table-cell>
          <table:table-cell table:style-name="TB6.27">
            <text:p text:style-name="p11"><text:span text:style-name="c0">-4421.7129</text:span></text:p>
          </table:table-cell>
          <table:table-cell table:style-name="TB6.27">
            <text:p text:style-name="p11"><text:span text:style-name="c0">-6679.1294</text:span></text:p>
          </table:table-cell>
          <table:table-cell table:style-name="TB6.26">
            <text:p text:style-name="p8"><text:span text:style-name="c0">kJ/kg</text:span></text:p>
          </table:table-cell>
        </table:table-row>
        <table:table-row>
          <table:table-cell table:style-name="TB6.26">
            <text:p text:style-name="p8"><text:span text:style-name="c0">Specific heat (p=const)</text:span></text:p>
          </table:table-cell>
          <table:table-cell table:style-name="TB6.27">
            <text:p text:style-name="p11"><text:span text:style-name="c0">5.1264</text:span></text:p>
          </table:table-cell>
          <table:table-cell table:style-name="TB6.27">
            <text:p text:style-name="p11"><text:span text:style-name="c0">5.1243</text:span></text:p>
          </table:table-cell>
          <table:table-cell table:style-name="TB6.27">
            <text:p text:style-name="p11"><text:span text:style-name="c0">4.5428</text:span></text:p>
          </table:table-cell>
          <table:table-cell table:style-name="TB6.27">
            <text:p text:style-name="p11"><text:span text:style-name="c0">2.2645</text:span></text:p>
          </table:table-cell>
          <table:table-cell table:style-name="TB6.26">
            <text:p text:style-name="p8"><text:span text:style-name="c0">kJ/(kg·K)</text:span></text:p>
          </table:table-cell>
        </table:table-row>
        <table:table-row>
          <table:table-cell table:style-name="TB6.26">
            <text:p text:style-name="p8"><text:span text:style-name="c0">Specific heat (V=const)</text:span></text:p>
          </table:table-cell>
          <table:table-cell table:style-name="TB6.27">
            <text:p text:style-name="p11"><text:span text:style-name="c0">4.4201</text:span></text:p>
          </table:table-cell>
          <table:table-cell table:style-name="TB6.27">
            <text:p text:style-name="p11"><text:span text:style-name="c0">4.4189</text:span></text:p>
          </table:table-cell>
          <table:table-cell table:style-name="TB6.27">
            <text:p text:style-name="p11"><text:span text:style-name="c0">3.9295</text:span></text:p>
          </table:table-cell>
          <table:table-cell table:style-name="TB6.27">
            <text:p text:style-name="p11"><text:span text:style-name="c0">1.8945</text:span></text:p>
          </table:table-cell>
          <table:table-cell table:style-name="TB6.26">
            <text:p text:style-name="p8"><text:span text:style-name="c0">kJ/(kg·K)</text:span></text:p>
          </table:table-cell>
        </table:table-row>
        <table:table-row>
          <table:table-cell table:style-name="TB6.26">
            <text:p text:style-name="p8"><text:span text:style-name="c0">Gamma</text:span></text:p>
          </table:table-cell>
          <table:table-cell table:style-name="TB6.27">
            <text:p text:style-name="p11"><text:span text:style-name="c0">1.1598</text:span></text:p>
          </table:table-cell>
          <table:table-cell table:style-name="TB6.27">
            <text:p text:style-name="p11"><text:span text:style-name="c0">1.1596</text:span></text:p>
          </table:table-cell>
          <table:table-cell table:style-name="TB6.27">
            <text:p text:style-name="p11"><text:span text:style-name="c0">1.1561</text:span></text:p>
          </table:table-cell>
          <table:table-cell table:style-name="TB6.27">
            <text:p text:style-name="p11"><text:span text:style-name="c0">1.1953</text:span></text:p>
          </table:table-cell>
          <table:table-cell table:style-name="TB6.26">
            <text:p text:style-name="p8"/>
          </table:table-cell>
        </table:table-row>
        <table:table-row>
          <table:table-cell table:style-name="TB6.26">
            <text:p text:style-name="p8"><text:span text:style-name="c0">Isentropic exponent</text:span></text:p>
          </table:table-cell>
          <table:table-cell table:style-name="TB6.27">
            <text:p text:style-name="p11"><text:span text:style-name="c0">1.1374</text:span></text:p>
          </table:table-cell>
          <table:table-cell table:style-name="TB6.27">
            <text:p text:style-name="p11"><text:span text:style-name="c0">1.1373</text:span></text:p>
          </table:table-cell>
          <table:table-cell table:style-name="TB6.27">
            <text:p text:style-name="p11"><text:span text:style-name="c0">1.1399</text:span></text:p>
          </table:table-cell>
          <table:table-cell table:style-name="TB6.27">
            <text:p text:style-name="p11"><text:span text:style-name="c0">1.1948</text:span></text:p>
          </table:table-cell>
          <table:table-cell table:style-name="TB6.26">
            <text:p text:style-name="p8"/>
          </table:table-cell>
        </table:table-row>
        <table:table-row>
          <table:table-cell table:style-name="TB6.26">
            <text:p text:style-name="p8"><text:span text:style-name="c0">Gas constant</text:span></text:p>
          </table:table-cell>
          <table:table-cell table:style-name="TB6.27">
            <text:p text:style-name="p11"><text:span text:style-name="c0">0.3738</text:span></text:p>
          </table:table-cell>
          <table:table-cell table:style-name="TB6.27">
            <text:p text:style-name="p11"><text:span text:style-name="c0">0.3738</text:span></text:p>
          </table:table-cell>
          <table:table-cell table:style-name="TB6.27">
            <text:p text:style-name="p11"><text:span text:style-name="c0">0.3701</text:span></text:p>
          </table:table-cell>
          <table:table-cell table:style-name="TB6.27">
            <text:p text:style-name="p11"><text:span text:style-name="c0">0.3613</text:span></text:p>
          </table:table-cell>
          <table:table-cell table:style-name="TB6.26">
            <text:p text:style-name="p8"><text:span text:style-name="c0">kJ/(kg·K)</text:span></text:p>
          </table:table-cell>
        </table:table-row>
        <table:table-row>
          <table:table-cell table:style-name="TB6.26">
            <text:p text:style-name="p8"><text:span text:style-name="c0">Molecular weight</text:span></text:p>
          </table:table-cell>
          <table:table-cell table:style-name="TB6.27">
            <text:p text:style-name="p11"><text:span text:style-name="c0">22.2429</text:span></text:p>
          </table:table-cell>
          <table:table-cell table:style-name="TB6.27">
            <text:p text:style-name="p11"><text:span text:style-name="c0">22.2461</text:span></text:p>
          </table:table-cell>
          <table:table-cell table:style-name="TB6.27">
            <text:p text:style-name="p11"><text:span text:style-name="c0">22.4671</text:span></text:p>
          </table:table-cell>
          <table:table-cell table:style-name="TB6.27">
            <text:p text:style-name="p11"><text:span text:style-name="c0">23.0146</text:span></text:p>
          </table:table-cell>
          <table:table-cell table:style-name="TB6.26">
            <text:p text:style-name="p8"/>
          </table:table-cell>
        </table:table-row>
        <table:table-row>
          <table:table-cell table:style-name="TB6.26">
            <text:p text:style-name="p8"><text:span text:style-name="c0">Density</text:span></text:p>
          </table:table-cell>
          <table:table-cell table:style-name="TB6.27">
            <text:p text:style-name="p11"><text:span text:style-name="c0">2.4032</text:span></text:p>
          </table:table-cell>
          <table:table-cell table:style-name="TB6.27">
            <text:p text:style-name="p11"><text:span text:style-name="c0">2.3468</text:span></text:p>
          </table:table-cell>
          <table:table-cell table:style-name="TB6.27">
            <text:p text:style-name="p11"><text:span text:style-name="c0">1.4628</text:span></text:p>
          </table:table-cell>
          <table:table-cell table:style-name="TB6.27">
            <text:p text:style-name="p11"><text:span text:style-name="c0">0.1333</text:span></text:p>
          </table:table-cell>
          <table:table-cell table:style-name="TB6.26">
            <text:p text:style-name="p8"><text:span text:style-name="c0">kg/m³</text:span></text:p>
          </table:table-cell>
        </table:table-row>
        <table:table-row>
          <table:table-cell table:style-name="TB6.26">
            <text:p text:style-name="p8"><text:span text:style-name="c0">Sonic velocity</text:span></text:p>
          </table:table-cell>
          <table:table-cell table:style-name="TB6.27">
            <text:p text:style-name="p11"><text:span text:style-name="c0">1170.6983</text:span></text:p>
          </table:table-cell>
          <table:table-cell table:style-name="TB6.27">
            <text:p text:style-name="p11"><text:span text:style-name="c0">1169.6060</text:span></text:p>
          </table:table-cell>
          <table:table-cell table:style-name="TB6.27">
            <text:p text:style-name="p11"><text:span text:style-name="c0">1133.2560</text:span></text:p>
          </table:table-cell>
          <table:table-cell table:style-name="TB6.27">
            <text:p text:style-name="p11"><text:span text:style-name="c0">952.8956</text:span></text:p>
          </table:table-cell>
          <table:table-cell table:style-name="TB6.26">
            <text:p text:style-name="p8"><text:span text:style-name="c0">m/s</text:span></text:p>
          </table:table-cell>
        </table:table-row>
        <table:table-row>
          <table:table-cell table:style-name="TB6.26">
            <text:p text:style-name="p8"><text:span text:style-name="c0">Mach number</text:span></text:p>
          </table:table-cell>
          <table:table-cell table:style-name="TB6.27">
            <text:p text:style-name="p11"><text:span text:style-name="c0">0.0000</text:span></text:p>
          </table:table-cell>
          <table:table-cell table:style-name="TB6.27">
            <text:p text:style-name="p11"><text:span text:style-name="c0">0.1508</text:span></text:p>
          </table:table-cell>
          <table:table-cell table:style-name="TB6.27">
            <text:p text:style-name="p11"><text:span text:style-name="c0">1.0000</text:span></text:p>
          </table:table-cell>
          <table:table-cell table:style-name="TB6.27">
            <text:p text:style-name="p11"><text:span text:style-name="c0">2.6822</text:span></text:p>
          </table:table-cell>
          <table:table-cell table:style-name="TB6.26">
            <text:p text:style-name="p8"/>
          </table:table-cell>
        </table:table-row>
        <table:table-row>
          <table:table-cell table:style-name="TB6.26">
            <text:p text:style-name="p8"><text:span text:style-name="c0">Area ratio</text:span></text:p>
          </table:table-cell>
          <table:table-cell table:style-name="TB6.27">
            <text:p text:style-name="p11"><text:span text:style-name="c0">4.0000</text:span></text:p>
          </table:table-cell>
          <table:table-cell table:style-name="TB6.27">
            <text:p text:style-name="p11"><text:span text:style-name="c0">4.0000</text:span></text:p>
          </table:table-cell>
          <table:table-cell table:style-name="TB6.27">
            <text:p text:style-name="p11"><text:span text:style-name="c0">1.0000</text:span></text:p>
          </table:table-cell>
          <table:table-cell table:style-name="TB6.27">
            <text:p text:style-name="p11"><text:span text:style-name="c0">4.8648</text:span></text:p>
          </table:table-cell>
          <table:table-cell table:style-name="TB6.26">
            <text:p text:style-name="p8"><text:span text:style-name="c0">A/At</text:span></text:p>
          </table:table-cell>
        </table:table-row>
        <table:table-row>
          <table:table-cell table:style-name="TB6.26">
            <text:p text:style-name="p8"><text:span text:style-name="c0">Mass flux</text:span></text:p>
          </table:table-cell>
          <table:table-cell table:style-name="TB6.27">
            <text:p text:style-name="p11"><text:span text:style-name="c0">413.8282</text:span></text:p>
          </table:table-cell>
          <table:table-cell table:style-name="TB6.27">
            <text:p text:style-name="p11"><text:span text:style-name="c0">413.8282</text:span></text:p>
          </table:table-cell>
          <table:table-cell table:style-name="TB6.27">
            <text:p text:style-name="p11"><text:span text:style-name="c0">1657.7412</text:span></text:p>
          </table:table-cell>
          <table:table-cell table:style-name="TB6.27">
            <text:p text:style-name="p11"><text:span text:style-name="c0">340.7642</text:span></text:p>
          </table:table-cell>
          <table:table-cell table:style-name="TB6.26">
            <text:p text:style-name="p8"><text:span text:style-name="c0">kg/(m²·s)</text:span></text:p>
          </table:table-cell>
        </table:table-row>
        <table:table-row>
          <table:table-cell table:style-name="TB6.26">
            <text:p text:style-name="p8"><text:span text:style-name="c0">Viscosity</text:span></text:p>
          </table:table-cell>
          <table:table-cell table:style-name="TB6.27">
            <text:p text:style-name="p11"><text:span text:style-name="c0">1.0405</text:span></text:p>
          </table:table-cell>
          <table:table-cell table:style-name="TB6.27">
            <text:p text:style-name="p11"><text:span text:style-name="c0">1.0393</text:span></text:p>
          </table:table-cell>
          <table:table-cell table:style-name="TB6.27">
            <text:p text:style-name="p11"><text:span text:style-name="c0">1.0010</text:span></text:p>
          </table:table-cell>
          <table:table-cell table:style-name="TB6.27">
            <text:p text:style-name="p11"><text:span text:style-name="c0">0.7714</text:span></text:p>
          </table:table-cell>
          <table:table-cell table:style-name="TB6.26">
            <text:p text:style-name="p8"><text:span text:style-name="c0">x10⁻⁴ kg/(m·s)</text:span></text:p>
          </table:table-cell>
        </table:table-row>
        <table:table-row>
          <table:table-cell table:style-name="TB6.26">
            <text:p text:style-name="p8"><text:span text:style-name="c0">Conductivity, frozen</text:span></text:p>
          </table:table-cell>
          <table:table-cell table:style-name="TB6.27">
            <text:p text:style-name="p11"><text:span text:style-name="c0">0.3501</text:span></text:p>
          </table:table-cell>
          <table:table-cell table:style-name="TB6.27">
            <text:p text:style-name="p11"><text:span text:style-name="c0">0.3496</text:span></text:p>
          </table:table-cell>
          <table:table-cell table:style-name="TB6.27">
            <text:p text:style-name="p11"><text:span text:style-name="c0">0.3323</text:span></text:p>
          </table:table-cell>
          <table:table-cell table:style-name="TB6.27">
            <text:p text:style-name="p11"><text:span text:style-name="c0">0.2359</text:span></text:p>
          </table:table-cell>
          <table:table-cell table:style-name="TB6.26">
            <text:p text:style-name="p8"><text:span text:style-name="c0">W/(m·K)</text:span></text:p>
          </table:table-cell>
        </table:table-row>
        <table:table-row>
          <table:table-cell table:style-name="TB6.26">
            <text:p text:style-name="p8"><text:span text:style-name="c0">Specific heat (p=const), frozen</text:span></text:p>
          </table:table-cell>
          <table:table-cell table:style-name="TB6.27">
            <text:p text:style-name="p11"><text:span text:style-name="c0">2.2342</text:span></text:p>
          </table:table-cell>
          <table:table-cell table:style-name="TB6.27">
            <text:p text:style-name="p11"><text:span text:style-name="c0">2.2338</text:span></text:p>
          </table:table-cell>
          <table:table-cell table:style-name="TB6.27">
            <text:p text:style-name="p11"><text:span text:style-name="c0">2.2199</text:span></text:p>
          </table:table-cell>
          <table:table-cell table:style-name="TB6.27">
            <text:p text:style-name="p11"><text:span text:style-name="c0">2.0988</text:span></text:p>
          </table:table-cell>
          <table:table-cell table:style-name="TB6.26">
            <text:p text:style-name="p8"><text:span text:style-name="c0">kJ/(kg·K)</text:span></text:p>
          </table:table-cell>
        </table:table-row>
        <table:table-row>
          <table:table-cell table:style-name="TB6.26">
            <text:p text:style-name="p8"><text:span text:style-name="c0">Prandtl number, frozen</text:span></text:p>
          </table:table-cell>
          <table:table-cell table:style-name="TB6.27">
            <text:p text:style-name="p11"><text:span text:style-name="c0">0.6641</text:span></text:p>
          </table:table-cell>
          <table:table-cell table:style-name="TB6.27">
            <text:p text:style-name="p11"><text:span text:style-name="c0">0.6641</text:span></text:p>
          </table:table-cell>
          <table:table-cell table:style-name="TB6.27">
            <text:p text:style-name="p11"><text:span text:style-name="c0">0.6687</text:span></text:p>
          </table:table-cell>
          <table:table-cell table:style-name="TB6.27">
            <text:p text:style-name="p11"><text:span text:style-name="c0">0.6864</text:span></text:p>
          </table:table-cell>
          <table:table-cell table:style-name="TB6.26">
            <text:p text:style-name="p8"/>
          </table:table-cell>
        </table:table-row>
        <table:table-row>
          <table:table-cell table:style-name="TB6.26">
            <text:p text:style-name="p8"><text:span text:style-name="c0">Conductivity, effective</text:span></text:p>
          </table:table-cell>
          <table:table-cell table:style-name="TB6.27">
            <text:p text:style-name="p11"><text:span text:style-name="c0">1.0258</text:span></text:p>
          </table:table-cell>
          <table:table-cell table:style-name="TB6.27">
            <text:p text:style-name="p11"><text:span text:style-name="c0">1.0245</text:span></text:p>
          </table:table-cell>
          <table:table-cell table:style-name="TB6.27">
            <text:p text:style-name="p11"><text:span text:style-name="c0">0.8692</text:span></text:p>
          </table:table-cell>
          <table:table-cell table:style-name="TB6.27">
            <text:p text:style-name="p11"><text:span text:style-name="c0">0.2779</text:span></text:p>
          </table:table-cell>
          <table:table-cell table:style-name="TB6.26">
            <text:p text:style-name="p8"><text:span text:style-name="c0">W/(m·K)</text:span></text:p>
          </table:table-cell>
        </table:table-row>
        <table:table-row>
          <table:table-cell table:style-name="TB6.26">
            <text:p text:style-name="p8"><text:span text:style-name="c0">Specific heat (p=const), effective</text:span></text:p>
          </table:table-cell>
          <table:table-cell table:style-name="TB6.27">
            <text:p text:style-name="p11"><text:span text:style-name="c0">5.1264</text:span></text:p>
          </table:table-cell>
          <table:table-cell table:style-name="TB6.27">
            <text:p text:style-name="p11"><text:span text:style-name="c0">5.1243</text:span></text:p>
          </table:table-cell>
          <table:table-cell table:style-name="TB6.27">
            <text:p text:style-name="p11"><text:span text:style-name="c0">4.5428</text:span></text:p>
          </table:table-cell>
          <table:table-cell table:style-name="TB6.27">
            <text:p text:style-name="p11"><text:span text:style-name="c0">2.2635</text:span></text:p>
          </table:table-cell>
          <table:table-cell table:style-name="TB6.26">
            <text:p text:style-name="p8"><text:span text:style-name="c0">kJ/(kg·K)</text:span></text:p>
          </table:table-cell>
        </table:table-row>
        <table:table-row>
          <table:table-cell table:style-name="TB6.26">
            <text:p text:style-name="p8"><text:span text:style-name="c0">Prandtl number, effective</text:span></text:p>
          </table:table-cell>
          <table:table-cell table:style-name="TB6.27">
            <text:p text:style-name="p11"><text:span text:style-name="c0">0.5200</text:span></text:p>
          </table:table-cell>
          <table:table-cell table:style-name="TB6.27">
            <text:p text:style-name="p11"><text:span text:style-name="c0">0.5199</text:span></text:p>
          </table:table-cell>
          <table:table-cell table:style-name="TB6.27">
            <text:p text:style-name="p11"><text:span text:style-name="c0">0.5232</text:span></text:p>
          </table:table-cell>
          <table:table-cell table:style-name="TB6.27">
            <text:p text:style-name="p11"><text:span text:style-name="c0">0.6284</text:span></text:p>
          </table:table-cell>
          <table:table-cell table:style-name="TB6.26">
            <text:p text:style-name="p8"/>
          </table:table-cell>
        </table:table-row>
      </table:table>
      <text:p text:style-name="p1"/>
      <text:p text:style-name="p3"><text:span text:style-name="c0"><text:tab/>
          <text:line-break/></text:span></text:p>
      <text:p text:style-name="p4"><text:span text:style-name="c5">Table 3. Combustion Products</text:span></text:p>
      <table:table table:style-name="Table29">
        <table:table-column table:style-name="Table29.0"/>
        <table:table-column table:style-name="Table29.1"/>
        <table:table-column table:style-name="Table29.2"/>
        <table:table-column table:style-name="Table29.3"/>
        <table:table-column table:style-name="Table29.4"/>
        <table:table-column table:style-name="Table29.5"/>
        <table:table-column table:style-name="Table29.6"/>
        <table:table-column table:style-name="Table29.7"/>
        <table:table-column table:style-name="Table29.8"/>
        <table:table-row>
          <table:table-cell table:style-name="TB29.30">
            <text:p text:style-name="p8"><text:span text:style-name="c9">Product </text:span></text:p>
          </table:table-cell>
          <table:table-cell table:style-name="TB29.31">
            <text:p text:style-name="p11"><text:span text:style-name="c9">Injector mass fraction</text:span></text:p>
          </table:table-cell>
          <table:table-cell table:style-name="TB29.31">
            <text:p text:style-name="p11"><text:span text:style-name="c9">Injector mole fraction</text:span></text:p>
          </table:table-cell>
          <table:table-cell table:style-name="TB29.31">
            <text:p text:style-name="p11"><text:span text:style-name="c9">Nozzle inlet mass fraction</text:span></text:p>
          </table:table-cell>
          <table:table-cell table:style-name="TB29.31">
            <text:p text:style-name="p11"><text:span text:style-name="c9">Nozzle inlet mole fraction</text:span></text:p>
          </table:table-cell>
          <table:table-cell table:style-name="TB29.31">
            <text:p text:style-name="p11"><text:span text:style-name="c9">Nozzle throat mass fraction</text:span></text:p>
          </table:table-cell>
          <table:table-cell table:style-name="TB29.31">
            <text:p text:style-name="p11"><text:span text:style-name="c9">Nozzle throat mole fraction</text:span></text:p>
          </table:table-cell>
          <table:table-cell table:style-name="TB29.31">
            <text:p text:style-name="p11"><text:span text:style-name="c9">Nozzle exit mass fraction</text:span></text:p>
          </table:table-cell>
          <table:table-cell table:style-name="TB29.30">
            <text:p text:style-name="p11"><text:span text:style-name="c9">Nozzle exit mole fraction</text:span></text:p>
          </table:table-cell>
        </table:table-row>
        <table:table-row>
          <table:table-cell table:style-name="TB29.32">
            <text:p text:style-name="p8"><text:span text:style-name="c0">CO</text:span></text:p>
          </table:table-cell>
          <table:table-cell table:style-name="TB29.33">
            <text:p text:style-name="p11"><text:span text:style-name="c0">0.3094818</text:span></text:p>
          </table:table-cell>
          <table:table-cell table:style-name="TB29.33">
            <text:p text:style-name="p11"><text:span text:style-name="c0">0.2457604</text:span></text:p>
          </table:table-cell>
          <table:table-cell table:style-name="TB29.33">
            <text:p text:style-name="p11"><text:span text:style-name="c0">0.3093108</text:span></text:p>
          </table:table-cell>
          <table:table-cell table:style-name="TB29.33">
            <text:p text:style-name="p11"><text:span text:style-name="c0">0.2456596</text:span></text:p>
          </table:table-cell>
          <table:table-cell table:style-name="TB29.33">
            <text:p text:style-name="p11"><text:span text:style-name="c0">0.3007642</text:span></text:p>
          </table:table-cell>
          <table:table-cell table:style-name="TB29.33">
            <text:p text:style-name="p11"><text:span text:style-name="c0">0.2412447</text:span></text:p>
          </table:table-cell>
          <table:table-cell table:style-name="TB29.33">
            <text:p text:style-name="p11"><text:span text:style-name="c0">0.2658618</text:span></text:p>
          </table:table-cell>
          <table:table-cell table:style-name="TB29.32">
            <text:p text:style-name="p11"><text:span text:style-name="c0">0.2184462</text:span></text:p>
          </table:table-cell>
        </table:table-row>
        <table:table-row>
          <table:table-cell table:style-name="TB29.32">
            <text:p text:style-name="p8"><text:span text:style-name="c0">CO2</text:span></text:p>
          </table:table-cell>
          <table:table-cell table:style-name="TB29.33">
            <text:p text:style-name="p11"><text:span text:style-name="c0">0.2779567</text:span></text:p>
          </table:table-cell>
          <table:table-cell table:style-name="TB29.33">
            <text:p text:style-name="p11"><text:span text:style-name="c0">0.1404824</text:span></text:p>
          </table:table-cell>
          <table:table-cell table:style-name="TB29.33">
            <text:p text:style-name="p11"><text:span text:style-name="c0">0.2782262</text:span></text:p>
          </table:table-cell>
          <table:table-cell table:style-name="TB29.33">
            <text:p text:style-name="p11"><text:span text:style-name="c0">0.1406387</text:span></text:p>
          </table:table-cell>
          <table:table-cell table:style-name="TB29.33">
            <text:p text:style-name="p11"><text:span text:style-name="c0">0.2916682</text:span></text:p>
          </table:table-cell>
          <table:table-cell table:style-name="TB29.33">
            <text:p text:style-name="p11"><text:span text:style-name="c0">0.1488980</text:span></text:p>
          </table:table-cell>
          <table:table-cell table:style-name="TB29.33">
            <text:p text:style-name="p11"><text:span text:style-name="c0">0.3465229</text:span></text:p>
          </table:table-cell>
          <table:table-cell table:style-name="TB29.32">
            <text:p text:style-name="p11"><text:span text:style-name="c0">0.1812128</text:span></text:p>
          </table:table-cell>
        </table:table-row>
        <table:table-row>
          <table:table-cell table:style-name="TB29.32">
            <text:p text:style-name="p8"><text:span text:style-name="c0">COOH</text:span></text:p>
          </table:table-cell>
          <table:table-cell table:style-name="TB29.33">
            <text:p text:style-name="p11"><text:span text:style-name="c0">0.0000126</text:span></text:p>
          </table:table-cell>
          <table:table-cell table:style-name="TB29.33">
            <text:p text:style-name="p11"><text:span text:style-name="c0">0.0000062</text:span></text:p>
          </table:table-cell>
          <table:table-cell table:style-name="TB29.33">
            <text:p text:style-name="p11"><text:span text:style-name="c0">0.0000123</text:span></text:p>
          </table:table-cell>
          <table:table-cell table:style-name="TB29.33">
            <text:p text:style-name="p11"><text:span text:style-name="c0">0.0000061</text:span></text:p>
          </table:table-cell>
          <table:table-cell table:style-name="TB29.33">
            <text:p text:style-name="p11"><text:span text:style-name="c0">0.0000067</text:span></text:p>
          </table:table-cell>
          <table:table-cell table:style-name="TB29.33">
            <text:p text:style-name="p11"><text:span text:style-name="c0">0.0000033</text:span></text:p>
          </table:table-cell>
          <table:table-cell table:style-name="TB29.33">
            <text:p text:style-name="p14"/>
          </table:table-cell>
          <table:table-cell table:style-name="TB29.32">
            <text:p text:style-name="p11"/>
          </table:table-cell>
        </table:table-row>
        <table:table-row>
          <table:table-cell table:style-name="TB29.32">
            <text:p text:style-name="p8"><text:span text:style-name="c0">H</text:span></text:p>
          </table:table-cell>
          <table:table-cell table:style-name="TB29.33">
            <text:p text:style-name="p11"><text:span text:style-name="c0">0.0008030</text:span></text:p>
          </table:table-cell>
          <table:table-cell table:style-name="TB29.33">
            <text:p text:style-name="p11"><text:span text:style-name="c0">0.0177214</text:span></text:p>
          </table:table-cell>
          <table:table-cell table:style-name="TB29.33">
            <text:p text:style-name="p11"><text:span text:style-name="c0">0.0008017</text:span></text:p>
          </table:table-cell>
          <table:table-cell table:style-name="TB29.33">
            <text:p text:style-name="p11"><text:span text:style-name="c0">0.0176947</text:span></text:p>
          </table:table-cell>
          <table:table-cell table:style-name="TB29.33">
            <text:p text:style-name="p11"><text:span text:style-name="c0">0.0006343</text:span></text:p>
          </table:table-cell>
          <table:table-cell table:style-name="TB29.33">
            <text:p text:style-name="p11"><text:span text:style-name="c0">0.0141391</text:span></text:p>
          </table:table-cell>
          <table:table-cell table:style-name="TB29.33">
            <text:p text:style-name="p11"><text:span text:style-name="c0">0.0000475</text:span></text:p>
          </table:table-cell>
          <table:table-cell table:style-name="TB29.32">
            <text:p text:style-name="p11"><text:span text:style-name="c0">0.0010857</text:span></text:p>
          </table:table-cell>
        </table:table-row>
        <table:table-row>
          <table:table-cell table:style-name="TB29.32">
            <text:p text:style-name="p8"><text:span text:style-name="c0">H2</text:span></text:p>
          </table:table-cell>
          <table:table-cell table:style-name="TB29.33">
            <text:p text:style-name="p11"><text:span text:style-name="c0">0.0091672</text:span></text:p>
          </table:table-cell>
          <table:table-cell table:style-name="TB29.33">
            <text:p text:style-name="p11"><text:span text:style-name="c0">0.1011497</text:span></text:p>
          </table:table-cell>
          <table:table-cell table:style-name="TB29.33">
            <text:p text:style-name="p11"><text:span text:style-name="c0">0.0091665</text:span></text:p>
          </table:table-cell>
          <table:table-cell table:style-name="TB29.33">
            <text:p text:style-name="p11"><text:span text:style-name="c0">0.1011564</text:span></text:p>
          </table:table-cell>
          <table:table-cell table:style-name="TB29.33">
            <text:p text:style-name="p11"><text:span text:style-name="c0">0.0090302</text:span></text:p>
          </table:table-cell>
          <table:table-cell table:style-name="TB29.33">
            <text:p text:style-name="p11"><text:span text:style-name="c0">0.1006416</text:span></text:p>
          </table:table-cell>
          <table:table-cell table:style-name="TB29.33">
            <text:p text:style-name="p11"><text:span text:style-name="c0">0.0102678</text:span></text:p>
          </table:table-cell>
          <table:table-cell table:style-name="TB29.32">
            <text:p text:style-name="p11"><text:span text:style-name="c0">0.1172241</text:span></text:p>
          </table:table-cell>
        </table:table-row>
        <table:table-row>
          <table:table-cell table:style-name="TB29.32">
            <text:p text:style-name="p8"><text:span text:style-name="c0">H2O</text:span></text:p>
          </table:table-cell>
          <table:table-cell table:style-name="TB29.33">
            <text:p text:style-name="p11"><text:span text:style-name="c0">0.3666639</text:span></text:p>
          </table:table-cell>
          <table:table-cell table:style-name="TB29.33">
            <text:p text:style-name="p11"><text:span text:style-name="c0">0.4527083</text:span></text:p>
          </table:table-cell>
          <table:table-cell table:style-name="TB29.33">
            <text:p text:style-name="p11"><text:span text:style-name="c0">0.3667465</text:span></text:p>
          </table:table-cell>
          <table:table-cell table:style-name="TB29.33">
            <text:p text:style-name="p11"><text:span text:style-name="c0">0.4528749</text:span></text:p>
          </table:table-cell>
          <table:table-cell table:style-name="TB29.33">
            <text:p text:style-name="p11"><text:span text:style-name="c0">0.3731451</text:span></text:p>
          </table:table-cell>
          <table:table-cell table:style-name="TB29.33">
            <text:p text:style-name="p11"><text:span text:style-name="c0">0.4653535</text:span></text:p>
          </table:table-cell>
          <table:table-cell table:style-name="TB29.33">
            <text:p text:style-name="p11"><text:span text:style-name="c0">0.3768458</text:span></text:p>
          </table:table-cell>
          <table:table-cell table:style-name="TB29.32">
            <text:p text:style-name="p11"><text:span text:style-name="c0">0.4814220</text:span></text:p>
          </table:table-cell>
        </table:table-row>
        <table:table-row>
          <table:table-cell table:style-name="TB29.32">
            <text:p text:style-name="p8"><text:span text:style-name="c0">H2O2</text:span></text:p>
          </table:table-cell>
          <table:table-cell table:style-name="TB29.33">
            <text:p text:style-name="p11"><text:span text:style-name="c0">0.0000067</text:span></text:p>
          </table:table-cell>
          <table:table-cell table:style-name="TB29.33">
            <text:p text:style-name="p11"><text:span text:style-name="c0">0.0000044</text:span></text:p>
          </table:table-cell>
          <table:table-cell table:style-name="TB29.33">
            <text:p text:style-name="p11"><text:span text:style-name="c0">0.0000065</text:span></text:p>
          </table:table-cell>
          <table:table-cell table:style-name="TB29.33">
            <text:p text:style-name="p11"><text:span text:style-name="c0">0.0000043</text:span></text:p>
          </table:table-cell>
          <table:table-cell table:style-name="TB29.33">
            <text:p text:style-name="p11"><text:span text:style-name="c0">0.0000032</text:span></text:p>
          </table:table-cell>
          <table:table-cell table:style-name="TB29.33">
            <text:p text:style-name="p11"><text:span text:style-name="c0">0.0000021</text:span></text:p>
          </table:table-cell>
          <table:table-cell table:style-name="TB29.33">
            <text:p text:style-name="p14"/>
          </table:table-cell>
          <table:table-cell table:style-name="TB29.32">
            <text:p text:style-name="p11"/>
          </table:table-cell>
        </table:table-row>
        <table:table-row>
          <table:table-cell table:style-name="TB29.32">
            <text:p text:style-name="p8"><text:span text:style-name="c0">HCHO,formaldehy</text:span></text:p>
          </table:table-cell>
          <table:table-cell table:style-name="TB29.33">
            <text:p text:style-name="p11"><text:span text:style-name="c0">0.0000004</text:span></text:p>
          </table:table-cell>
          <table:table-cell table:style-name="TB29.33">
            <text:p text:style-name="p11"><text:span text:style-name="c0">0.0000003</text:span></text:p>
          </table:table-cell>
          <table:table-cell table:style-name="TB29.33">
            <text:p text:style-name="p11"><text:span text:style-name="c0">0.0000004</text:span></text:p>
          </table:table-cell>
          <table:table-cell table:style-name="TB29.33">
            <text:p text:style-name="p11"><text:span text:style-name="c0">0.0000003</text:span></text:p>
          </table:table-cell>
          <table:table-cell table:style-name="TB29.33">
            <text:p text:style-name="p11"><text:span text:style-name="c0">0.0000002</text:span></text:p>
          </table:table-cell>
          <table:table-cell table:style-name="TB29.33">
            <text:p text:style-name="p11"><text:span text:style-name="c0">0.0000002</text:span></text:p>
          </table:table-cell>
          <table:table-cell table:style-name="TB29.33">
            <text:p text:style-name="p14"/>
          </table:table-cell>
          <table:table-cell table:style-name="TB29.32">
            <text:p text:style-name="p11"/>
          </table:table-cell>
        </table:table-row>
        <table:table-row>
          <table:table-cell table:style-name="TB29.32">
            <text:p text:style-name="p8"><text:span text:style-name="c0">HCO</text:span></text:p>
          </table:table-cell>
          <table:table-cell table:style-name="TB29.33">
            <text:p text:style-name="p11"><text:span text:style-name="c0">0.0000101</text:span></text:p>
          </table:table-cell>
          <table:table-cell table:style-name="TB29.33">
            <text:p text:style-name="p11"><text:span text:style-name="c0">0.0000078</text:span></text:p>
          </table:table-cell>
          <table:table-cell table:style-name="TB29.33">
            <text:p text:style-name="p11"><text:span text:style-name="c0">0.0000099</text:span></text:p>
          </table:table-cell>
          <table:table-cell table:style-name="TB29.33">
            <text:p text:style-name="p11"><text:span text:style-name="c0">0.0000076</text:span></text:p>
          </table:table-cell>
          <table:table-cell table:style-name="TB29.33">
            <text:p text:style-name="p11"><text:span text:style-name="c0">0.0000053</text:span></text:p>
          </table:table-cell>
          <table:table-cell table:style-name="TB29.33">
            <text:p text:style-name="p11"><text:span text:style-name="c0">0.0000041</text:span></text:p>
          </table:table-cell>
          <table:table-cell table:style-name="TB29.33">
            <text:p text:style-name="p14"/>
          </table:table-cell>
          <table:table-cell table:style-name="TB29.32">
            <text:p text:style-name="p11"/>
          </table:table-cell>
        </table:table-row>
        <table:table-row>
          <table:table-cell table:style-name="TB29.32">
            <text:p text:style-name="p8"><text:span text:style-name="c0">HCOOH</text:span></text:p>
          </table:table-cell>
          <table:table-cell table:style-name="TB29.33">
            <text:p text:style-name="p11"><text:span text:style-name="c0">0.0000025</text:span></text:p>
          </table:table-cell>
          <table:table-cell table:style-name="TB29.33">
            <text:p text:style-name="p11"><text:span text:style-name="c0">0.0000012</text:span></text:p>
          </table:table-cell>
          <table:table-cell table:style-name="TB29.33">
            <text:p text:style-name="p11"><text:span text:style-name="c0">0.0000025</text:span></text:p>
          </table:table-cell>
          <table:table-cell table:style-name="TB29.33">
            <text:p text:style-name="p11"><text:span text:style-name="c0">0.0000012</text:span></text:p>
          </table:table-cell>
          <table:table-cell table:style-name="TB29.33">
            <text:p text:style-name="p11"><text:span text:style-name="c0">0.0000014</text:span></text:p>
          </table:table-cell>
          <table:table-cell table:style-name="TB29.33">
            <text:p text:style-name="p11"><text:span text:style-name="c0">0.0000007</text:span></text:p>
          </table:table-cell>
          <table:table-cell table:style-name="TB29.33">
            <text:p text:style-name="p14"/>
          </table:table-cell>
          <table:table-cell table:style-name="TB29.32">
            <text:p text:style-name="p11"/>
          </table:table-cell>
        </table:table-row>
        <table:table-row>
          <table:table-cell table:style-name="TB29.32">
            <text:p text:style-name="p8"><text:span text:style-name="c0">HO2</text:span></text:p>
          </table:table-cell>
          <table:table-cell table:style-name="TB29.33">
            <text:p text:style-name="p11"><text:span text:style-name="c0">0.0000307</text:span></text:p>
          </table:table-cell>
          <table:table-cell table:style-name="TB29.33">
            <text:p text:style-name="p11"><text:span text:style-name="c0">0.0000207</text:span></text:p>
          </table:table-cell>
          <table:table-cell table:style-name="TB29.33">
            <text:p text:style-name="p11"><text:span text:style-name="c0">0.0000302</text:span></text:p>
          </table:table-cell>
          <table:table-cell table:style-name="TB29.33">
            <text:p text:style-name="p11"><text:span text:style-name="c0">0.0000203</text:span></text:p>
          </table:table-cell>
          <table:table-cell table:style-name="TB29.33">
            <text:p text:style-name="p11"><text:span text:style-name="c0">0.0000139</text:span></text:p>
          </table:table-cell>
          <table:table-cell table:style-name="TB29.33">
            <text:p text:style-name="p11"><text:span text:style-name="c0">0.0000095</text:span></text:p>
          </table:table-cell>
          <table:table-cell table:style-name="TB29.33">
            <text:p text:style-name="p14"/>
          </table:table-cell>
          <table:table-cell table:style-name="TB29.32">
            <text:p text:style-name="p11"/>
          </table:table-cell>
        </table:table-row>
        <table:table-row>
          <table:table-cell table:style-name="TB29.32">
            <text:p text:style-name="p8"><text:span text:style-name="c0">O</text:span></text:p>
          </table:table-cell>
          <table:table-cell table:style-name="TB29.33">
            <text:p text:style-name="p11"><text:span text:style-name="c0">0.0023169</text:span></text:p>
          </table:table-cell>
          <table:table-cell table:style-name="TB29.33">
            <text:p text:style-name="p11"><text:span text:style-name="c0">0.0032210</text:span></text:p>
          </table:table-cell>
          <table:table-cell table:style-name="TB29.33">
            <text:p text:style-name="p11"><text:span text:style-name="c0">0.0023032</text:span></text:p>
          </table:table-cell>
          <table:table-cell table:style-name="TB29.33">
            <text:p text:style-name="p11"><text:span text:style-name="c0">0.0032025</text:span></text:p>
          </table:table-cell>
          <table:table-cell table:style-name="TB29.33">
            <text:p text:style-name="p11"><text:span text:style-name="c0">0.0013626</text:span></text:p>
          </table:table-cell>
          <table:table-cell table:style-name="TB29.33">
            <text:p text:style-name="p11"><text:span text:style-name="c0">0.0019134</text:span></text:p>
          </table:table-cell>
          <table:table-cell table:style-name="TB29.33">
            <text:p text:style-name="p11"><text:span text:style-name="c0">0.0000024</text:span></text:p>
          </table:table-cell>
          <table:table-cell table:style-name="TB29.32">
            <text:p text:style-name="p11"><text:span text:style-name="c0">0.0000035</text:span></text:p>
          </table:table-cell>
        </table:table-row>
        <table:table-row>
          <table:table-cell table:style-name="TB29.32">
            <text:p text:style-name="p8"><text:span text:style-name="c0">O2</text:span></text:p>
          </table:table-cell>
          <table:table-cell table:style-name="TB29.33">
            <text:p text:style-name="p11"><text:span text:style-name="c0">0.0080924</text:span></text:p>
          </table:table-cell>
          <table:table-cell table:style-name="TB29.33">
            <text:p text:style-name="p11"><text:span text:style-name="c0">0.0056252</text:span></text:p>
          </table:table-cell>
          <table:table-cell table:style-name="TB29.33">
            <text:p text:style-name="p11"><text:span text:style-name="c0">0.0080495</text:span></text:p>
          </table:table-cell>
          <table:table-cell table:style-name="TB29.33">
            <text:p text:style-name="p11"><text:span text:style-name="c0">0.0055961</text:span></text:p>
          </table:table-cell>
          <table:table-cell table:style-name="TB29.33">
            <text:p text:style-name="p11"><text:span text:style-name="c0">0.0049692</text:span></text:p>
          </table:table-cell>
          <table:table-cell table:style-name="TB29.33">
            <text:p text:style-name="p11"><text:span text:style-name="c0">0.0034890</text:span></text:p>
          </table:table-cell>
          <table:table-cell table:style-name="TB29.33">
            <text:p text:style-name="p11"><text:span text:style-name="c0">0.0000085</text:span></text:p>
          </table:table-cell>
          <table:table-cell table:style-name="TB29.32">
            <text:p text:style-name="p11"><text:span text:style-name="c0">0.0000061</text:span></text:p>
          </table:table-cell>
        </table:table-row>
        <table:table-row>
          <table:table-cell table:style-name="TB29.32">
            <text:p text:style-name="p8"><text:span text:style-name="c0">OH</text:span></text:p>
          </table:table-cell>
          <table:table-cell table:style-name="TB29.33">
            <text:p text:style-name="p11"><text:span text:style-name="c0">0.0254549</text:span></text:p>
          </table:table-cell>
          <table:table-cell table:style-name="TB29.33">
            <text:p text:style-name="p11"><text:span text:style-name="c0">0.0332910</text:span></text:p>
          </table:table-cell>
          <table:table-cell table:style-name="TB29.33">
            <text:p text:style-name="p11"><text:span text:style-name="c0">0.0253339</text:span></text:p>
          </table:table-cell>
          <table:table-cell table:style-name="TB29.33">
            <text:p text:style-name="p11"><text:span text:style-name="c0">0.0331374</text:span></text:p>
          </table:table-cell>
          <table:table-cell table:style-name="TB29.33">
            <text:p text:style-name="p11"><text:span text:style-name="c0">0.0183955</text:span></text:p>
          </table:table-cell>
          <table:table-cell table:style-name="TB29.33">
            <text:p text:style-name="p11"><text:span text:style-name="c0">0.0243008</text:span></text:p>
          </table:table-cell>
          <table:table-cell table:style-name="TB29.33">
            <text:p text:style-name="p11"><text:span text:style-name="c0">0.0004430</text:span></text:p>
          </table:table-cell>
          <table:table-cell table:style-name="TB29.32">
            <text:p text:style-name="p11"><text:span text:style-name="c0">0.0005994</text:span></text:p>
          </table:table-cell>
        </table:table-row>
        <table:table-row>
          <table:table-cell table:style-name="TB29.32">
            <text:p text:style-name="p8"><text:span text:style-name="c0">Gaseous fraction:</text:span></text:p>
          </table:table-cell>
          <table:table-cell table:style-name="TB29.33">
            <text:p text:style-name="p11"><text:span text:style-name="c0">1.0000000</text:span></text:p>
          </table:table-cell>
          <table:table-cell table:style-name="TB29.33">
            <text:p text:style-name="p11"><text:span text:style-name="c0">1.0000000</text:span></text:p>
          </table:table-cell>
          <table:table-cell table:style-name="TB29.33">
            <text:p text:style-name="p11"><text:span text:style-name="c0">1.0000000</text:span></text:p>
          </table:table-cell>
          <table:table-cell table:style-name="TB29.33">
            <text:p text:style-name="p11"><text:span text:style-name="c0">1.0000000</text:span></text:p>
          </table:table-cell>
          <table:table-cell table:style-name="TB29.33">
            <text:p text:style-name="p11"><text:span text:style-name="c0">1.0000000</text:span></text:p>
          </table:table-cell>
          <table:table-cell table:style-name="TB29.33">
            <text:p text:style-name="p11"><text:span text:style-name="c0">1.0000000</text:span></text:p>
          </table:table-cell>
          <table:table-cell table:style-name="TB29.33">
            <text:p text:style-name="p11"><text:span text:style-name="c0">1.0000000</text:span></text:p>
          </table:table-cell>
          <table:table-cell table:style-name="TB29.32">
            <text:p text:style-name="p11"><text:span text:style-name="c0">1.0000000</text:span></text:p>
          </table:table-cell>
        </table:table-row>
        <table:table-row>
          <table:table-cell table:style-name="TB29.32">
            <text:p text:style-name="p8"><text:span text:style-name="c0">Condensed fraction:</text:span></text:p>
          </table:table-cell>
          <table:table-cell table:style-name="TB29.33">
            <text:p text:style-name="p11"><text:span text:style-name="c0">0.0000000</text:span></text:p>
          </table:table-cell>
          <table:table-cell table:style-name="TB29.33">
            <text:p text:style-name="p11"><text:span text:style-name="c0">0.0000000</text:span></text:p>
          </table:table-cell>
          <table:table-cell table:style-name="TB29.33">
            <text:p text:style-name="p11"><text:span text:style-name="c0">0.0000000</text:span></text:p>
          </table:table-cell>
          <table:table-cell table:style-name="TB29.33">
            <text:p text:style-name="p11"><text:span text:style-name="c0">0.0000000</text:span></text:p>
          </table:table-cell>
          <table:table-cell table:style-name="TB29.33">
            <text:p text:style-name="p11"><text:span text:style-name="c0">0.0000000</text:span></text:p>
          </table:table-cell>
          <table:table-cell table:style-name="TB29.33">
            <text:p text:style-name="p11"><text:span text:style-name="c0">0.0000000</text:span></text:p>
          </table:table-cell>
          <table:table-cell table:style-name="TB29.33">
            <text:p text:style-name="p11"><text:span text:style-name="c0">0.0000000</text:span></text:p>
          </table:table-cell>
          <table:table-cell table:style-name="TB29.32">
            <text:p text:style-name="p11"><text:span text:style-name="c0">0.0000000</text:span></text:p>
          </table:table-cell>
        </table:table-row>
      </table:table>
      <text:p text:style-name="p1"/>
      <text:p text:style-name="p3"><text:span text:style-name="c0"><text:tab/>
          <text:line-break/></text:span></text:p>
      <text:p text:style-name="p4"><text:span text:style-name="c5">Table 4. Ideal Performance</text:span></text:p>
      <table:table table:style-name="Table35">
        <table:table-column table:style-name="Table35.0"/>
        <table:table-column table:style-name="Table35.1"/>
        <table:table-column table:style-name="Table35.2"/>
        <table:table-column table:style-name="Table35.3"/>
        <table:table-column table:style-name="Table35.4"/>
        <table:table-row>
          <table:table-cell table:style-name="TB35.36">
            <text:p text:style-name="p8"><text:span text:style-name="c9">Parameter</text:span></text:p>
          </table:table-cell>
          <table:table-cell table:style-name="TB35.37">
            <text:p text:style-name="p11"><text:span text:style-name="c9">Sea level</text:span></text:p>
          </table:table-cell>
          <table:table-cell table:style-name="TB35.37">
            <text:p text:style-name="p11"><text:span text:style-name="c9">Optimum expansion</text:span></text:p>
          </table:table-cell>
          <table:table-cell table:style-name="TB35.37">
            <text:p text:style-name="p11"><text:span text:style-name="c9">Vacuum</text:span></text:p>
          </table:table-cell>
          <table:table-cell table:style-name="TB35.36">
            <text:p text:style-name="p8"><text:span text:style-name="c9">Units</text:span></text:p>
          </table:table-cell>
        </table:table-row>
        <table:table-row>
          <table:table-cell table:style-name="TB35.38">
            <text:p text:style-name="p8"><text:span text:style-name="c0">Characteristic velocity</text:span></text:p>
          </table:table-cell>
          <table:table-cell table:style-name="TB35.39">
            <text:p text:style-name="p14"/>
          </table:table-cell>
          <table:table-cell table:style-name="TB35.39">
            <text:p text:style-name="p11"><text:span text:style-name="c0">1724.9489</text:span></text:p>
          </table:table-cell>
          <table:table-cell table:style-name="TB35.39">
            <text:p text:style-name="p40"/>
          </table:table-cell>
          <table:table-cell table:style-name="TB35.38">
            <text:p text:style-name="p8"><text:span text:style-name="c0">m/s</text:span></text:p>
          </table:table-cell>
        </table:table-row>
        <table:table-row>
          <table:table-cell table:style-name="TB35.38">
            <text:p text:style-name="p8"><text:span text:style-name="c0">Effective exhaust velocity</text:span></text:p>
          </table:table-cell>
          <table:table-cell table:style-name="TB35.39">
            <text:p text:style-name="p11"><text:span text:style-name="c0">2555.8756</text:span></text:p>
          </table:table-cell>
          <table:table-cell table:style-name="TB35.39">
            <text:p text:style-name="p11"><text:span text:style-name="c0">2555.8756</text:span></text:p>
          </table:table-cell>
          <table:table-cell table:style-name="TB35.39">
            <text:p text:style-name="p11"><text:span text:style-name="c0">2853.2219</text:span></text:p>
          </table:table-cell>
          <table:table-cell table:style-name="TB35.38">
            <text:p text:style-name="p8"><text:span text:style-name="c0">m/s</text:span></text:p>
          </table:table-cell>
        </table:table-row>
        <table:table-row>
          <table:table-cell table:style-name="TB35.38">
            <text:p text:style-name="p8"><text:span text:style-name="c0">Specific impulse (by mass)</text:span></text:p>
          </table:table-cell>
          <table:table-cell table:style-name="TB35.39">
            <text:p text:style-name="p11"><text:span text:style-name="c0">2555.8756</text:span></text:p>
          </table:table-cell>
          <table:table-cell table:style-name="TB35.39">
            <text:p text:style-name="p11"><text:span text:style-name="c0">2555.8756</text:span></text:p>
          </table:table-cell>
          <table:table-cell table:style-name="TB35.39">
            <text:p text:style-name="p11"><text:span text:style-name="c0">2853.2219</text:span></text:p>
          </table:table-cell>
          <table:table-cell table:style-name="TB35.38">
            <text:p text:style-name="p8"><text:span text:style-name="c0">N·s/kg</text:span></text:p>
          </table:table-cell>
        </table:table-row>
        <table:table-row>
          <table:table-cell table:style-name="TB35.38">
            <text:p text:style-name="p8"><text:span text:style-name="c0">Specific impulse (by weight)</text:span></text:p>
          </table:table-cell>
          <table:table-cell table:style-name="TB35.39">
            <text:p text:style-name="p11"><text:span text:style-name="c0">260.6268</text:span></text:p>
          </table:table-cell>
          <table:table-cell table:style-name="TB35.39">
            <text:p text:style-name="p11"><text:span text:style-name="c0">260.6268</text:span></text:p>
          </table:table-cell>
          <table:table-cell table:style-name="TB35.39">
            <text:p text:style-name="p11"><text:span text:style-name="c0">290.9477</text:span></text:p>
          </table:table-cell>
          <table:table-cell table:style-name="TB35.38">
            <text:p text:style-name="p8"><text:span text:style-name="c0">s</text:span></text:p>
          </table:table-cell>
        </table:table-row>
        <table:table-row>
          <table:table-cell table:style-name="TB35.38">
            <text:p text:style-name="p8"><text:span text:style-name="c0">Thrust coefficient</text:span></text:p>
          </table:table-cell>
          <table:table-cell table:style-name="TB35.39">
            <text:p text:style-name="p11"><text:span text:style-name="c0">1.4817</text:span></text:p>
          </table:table-cell>
          <table:table-cell table:style-name="TB35.39">
            <text:p text:style-name="p11"><text:span text:style-name="c0">1.4817</text:span></text:p>
          </table:table-cell>
          <table:table-cell table:style-name="TB35.39">
            <text:p text:style-name="p11"><text:span text:style-name="c0">1.6541</text:span></text:p>
          </table:table-cell>
          <table:table-cell table:style-name="TB35.38">
            <text:p text:style-name="p8"/>
          </table:table-cell>
        </table:table-row>
        <table:table-row>
          <table:table-cell table:style-name="TB35.38">
            <text:p text:style-name="p8"><text:span text:style-name="c0">Thrust</text:span></text:p>
          </table:table-cell>
          <table:table-cell table:style-name="TB35.39">
            <text:p text:style-name="p11"><text:span text:style-name="c0">0.3227</text:span></text:p>
          </table:table-cell>
          <table:table-cell table:style-name="TB35.39">
            <text:p text:style-name="p11"><text:span text:style-name="c0">0.3227</text:span></text:p>
          </table:table-cell>
          <table:table-cell table:style-name="TB35.39">
            <text:p text:style-name="p11"><text:span text:style-name="c0">0.3603</text:span></text:p>
          </table:table-cell>
          <table:table-cell table:style-name="TB35.38">
            <text:p text:style-name="p8"><text:span text:style-name="c0">kN</text:span></text:p>
          </table:table-cell>
        </table:table-row>
        <table:table-row>
          <table:table-cell table:style-name="TB35.38">
            <text:p text:style-name="p8"><text:span text:style-name="c0">Altitude</text:span></text:p>
          </table:table-cell>
          <table:table-cell table:style-name="TB35.39">
            <text:p text:style-name="p11"><text:span text:style-name="c0">0.0000</text:span></text:p>
          </table:table-cell>
          <table:table-cell table:style-name="TB35.39">
            <text:p text:style-name="p11"><text:span text:style-name="c0">0.0000</text:span></text:p>
          </table:table-cell>
          <table:table-cell table:style-name="TB35.39">
            <text:p text:style-name="p40"/>
          </table:table-cell>
          <table:table-cell table:style-name="TB35.38">
            <text:p text:style-name="p8"><text:span text:style-name="c0">km</text:span></text:p>
          </table:table-cell>
        </table:table-row>
        <table:table-row>
          <table:table-cell table:style-name="TB35.38">
            <text:p text:style-name="p8"><text:span text:style-name="c0">Ambient pressure</text:span></text:p>
          </table:table-cell>
          <table:table-cell table:style-name="TB35.39">
            <text:p text:style-name="p11"><text:span text:style-name="c0">1.0000</text:span></text:p>
          </table:table-cell>
          <table:table-cell table:style-name="TB35.39">
            <text:p text:style-name="p11"><text:span text:style-name="c0">1.0000</text:span></text:p>
          </table:table-cell>
          <table:table-cell table:style-name="TB35.39">
            <text:p text:style-name="p11"><text:span text:style-name="c0">0.0000</text:span></text:p>
          </table:table-cell>
          <table:table-cell table:style-name="TB35.38">
            <text:p text:style-name="p8"><text:span text:style-name="c0">atm</text:span></text:p>
          </table:table-cell>
        </table:table-row>
      </table:table>
      <text:p text:style-name="p1"/>
      <text:p text:style-name="p3"><text:span text:style-name="c0"><text:tab/>
          <text:line-break/></text:span></text:p>
      <text:p text:style-name="p4"><text:span text:style-name="c5">Table 5. Estimated Delivered Performance</text:span></text:p>
      <table:table table:style-name="Table35">
        <table:table-column table:style-name="Table35.0"/>
        <table:table-column table:style-name="Table35.1"/>
        <table:table-column table:style-name="Table35.2"/>
        <table:table-column table:style-name="Table35.3"/>
        <table:table-column table:style-name="Table35.4"/>
        <table:table-row>
          <table:table-cell table:style-name="TB35.42">
            <text:p text:style-name="p8"><text:span text:style-name="c9">Parameter</text:span></text:p>
          </table:table-cell>
          <table:table-cell table:style-name="TB35.43">
            <text:p text:style-name="p11"><text:span text:style-name="c9">Sea level</text:span></text:p>
          </table:table-cell>
          <table:table-cell table:style-name="TB35.43">
            <text:p text:style-name="p11"><text:span text:style-name="c9">Optimum expansion</text:span></text:p>
          </table:table-cell>
          <table:table-cell table:style-name="TB35.43">
            <text:p text:style-name="p11"><text:span text:style-name="c9">Vacuum</text:span></text:p>
          </table:table-cell>
          <table:table-cell table:style-name="TB35.42">
            <text:p text:style-name="p8"><text:span text:style-name="c9">Units</text:span></text:p>
          </table:table-cell>
        </table:table-row>
        <table:table-row>
          <table:table-cell table:style-name="TB35.44">
            <text:p text:style-name="p8"><text:span text:style-name="c0">Characteristic velocity</text:span></text:p>
          </table:table-cell>
          <table:table-cell table:style-name="TB35.45">
            <text:p text:style-name="p14"/>
          </table:table-cell>
          <table:table-cell table:style-name="TB35.45">
            <text:p text:style-name="p11"><text:span text:style-name="c0">1683.3120</text:span></text:p>
          </table:table-cell>
          <table:table-cell table:style-name="TB35.45">
            <text:p text:style-name="p40"/>
          </table:table-cell>
          <table:table-cell table:style-name="TB35.44">
            <text:p text:style-name="p8"><text:span text:style-name="c0">m/s</text:span></text:p>
          </table:table-cell>
        </table:table-row>
        <table:table-row>
          <table:table-cell table:style-name="TB35.44">
            <text:p text:style-name="p8"><text:span text:style-name="c0">Effective exhaust velocity</text:span></text:p>
          </table:table-cell>
          <table:table-cell table:style-name="TB35.45">
            <text:p text:style-name="p11"><text:span text:style-name="c0">2423.7054</text:span></text:p>
          </table:table-cell>
          <table:table-cell table:style-name="TB35.45">
            <text:p text:style-name="p11"><text:span text:style-name="c0">2423.7054</text:span></text:p>
          </table:table-cell>
          <table:table-cell table:style-name="TB35.45">
            <text:p text:style-name="p11"><text:span text:style-name="c0">2721.0517</text:span></text:p>
          </table:table-cell>
          <table:table-cell table:style-name="TB35.44">
            <text:p text:style-name="p8"><text:span text:style-name="c0">m/s</text:span></text:p>
          </table:table-cell>
        </table:table-row>
        <table:table-row>
          <table:table-cell table:style-name="TB35.44">
            <text:p text:style-name="p8"><text:span text:style-name="c0">Specific impulse (by mass)</text:span></text:p>
          </table:table-cell>
          <table:table-cell table:style-name="TB35.45">
            <text:p text:style-name="p11"><text:span text:style-name="c0">2423.7054</text:span></text:p>
          </table:table-cell>
          <table:table-cell table:style-name="TB35.45">
            <text:p text:style-name="p11"><text:span text:style-name="c0">2423.7054</text:span></text:p>
          </table:table-cell>
          <table:table-cell table:style-name="TB35.45">
            <text:p text:style-name="p11"><text:span text:style-name="c0">2721.0517</text:span></text:p>
          </table:table-cell>
          <table:table-cell table:style-name="TB35.44">
            <text:p text:style-name="p8"><text:span text:style-name="c0">N·s/kg</text:span></text:p>
          </table:table-cell>
        </table:table-row>
        <table:table-row>
          <table:table-cell table:style-name="TB35.44">
            <text:p text:style-name="p8"><text:span text:style-name="c0">Specific impulse (by weight)</text:span></text:p>
          </table:table-cell>
          <table:table-cell table:style-name="TB35.45">
            <text:p text:style-name="p11"><text:span text:style-name="c0">247.1492</text:span></text:p>
          </table:table-cell>
          <table:table-cell table:style-name="TB35.45">
            <text:p text:style-name="p11"><text:span text:style-name="c0">247.1492</text:span></text:p>
          </table:table-cell>
          <table:table-cell table:style-name="TB35.45">
            <text:p text:style-name="p11"><text:span text:style-name="c0">277.4701</text:span></text:p>
          </table:table-cell>
          <table:table-cell table:style-name="TB35.44">
            <text:p text:style-name="p8"><text:span text:style-name="c0">s</text:span></text:p>
          </table:table-cell>
        </table:table-row>
        <table:table-row>
          <table:table-cell table:style-name="TB35.44">
            <text:p text:style-name="p8"><text:span text:style-name="c0">Thrust coefficient</text:span></text:p>
          </table:table-cell>
          <table:table-cell table:style-name="TB35.45">
            <text:p text:style-name="p11"><text:span text:style-name="c0">1.4398</text:span></text:p>
          </table:table-cell>
          <table:table-cell table:style-name="TB35.45">
            <text:p text:style-name="p11"><text:span text:style-name="c0">1.4398</text:span></text:p>
          </table:table-cell>
          <table:table-cell table:style-name="TB35.45">
            <text:p text:style-name="p11"><text:span text:style-name="c0">1.6165</text:span></text:p>
          </table:table-cell>
          <table:table-cell table:style-name="TB35.44">
            <text:p text:style-name="p8"/>
          </table:table-cell>
        </table:table-row>
        <table:table-row>
          <table:table-cell table:style-name="TB35.44">
            <text:p text:style-name="p8"><text:span text:style-name="c0">Thrust</text:span></text:p>
          </table:table-cell>
          <table:table-cell table:style-name="TB35.45">
            <text:p text:style-name="p11"><text:span text:style-name="c0">0.3060</text:span></text:p>
          </table:table-cell>
          <table:table-cell table:style-name="TB35.45">
            <text:p text:style-name="p11"><text:span text:style-name="c0">0.3060</text:span></text:p>
          </table:table-cell>
          <table:table-cell table:style-name="TB35.45">
            <text:p text:style-name="p11"><text:span text:style-name="c0">0.3436</text:span></text:p>
          </table:table-cell>
          <table:table-cell table:style-name="TB35.44">
            <text:p text:style-name="p8"><text:span text:style-name="c0">kN</text:span></text:p>
          </table:table-cell>
        </table:table-row>
        <table:table-row>
          <table:table-cell table:style-name="TB35.44">
            <text:p text:style-name="p8"><text:span text:style-name="c0">Altitude</text:span></text:p>
          </table:table-cell>
          <table:table-cell table:style-name="TB35.45">
            <text:p text:style-name="p11"><text:span text:style-name="c0">0.0000</text:span></text:p>
          </table:table-cell>
          <table:table-cell table:style-name="TB35.45">
            <text:p text:style-name="p11"><text:span text:style-name="c0">0.0000</text:span></text:p>
          </table:table-cell>
          <table:table-cell table:style-name="TB35.45">
            <text:p text:style-name="p40"/>
          </table:table-cell>
          <table:table-cell table:style-name="TB35.44">
            <text:p text:style-name="p8"><text:span text:style-name="c0">km</text:span></text:p>
          </table:table-cell>
        </table:table-row>
        <table:table-row>
          <table:table-cell table:style-name="TB35.44">
            <text:p text:style-name="p8"><text:span text:style-name="c0">Ambient pressure</text:span></text:p>
          </table:table-cell>
          <table:table-cell table:style-name="TB35.45">
            <text:p text:style-name="p11"><text:span text:style-name="c0">1.0000</text:span></text:p>
          </table:table-cell>
          <table:table-cell table:style-name="TB35.45">
            <text:p text:style-name="p11"><text:span text:style-name="c0">1.0000</text:span></text:p>
          </table:table-cell>
          <table:table-cell table:style-name="TB35.45">
            <text:p text:style-name="p11"><text:span text:style-name="c0">0.0000</text:span></text:p>
          </table:table-cell>
          <table:table-cell table:style-name="TB35.44">
            <text:p text:style-name="p8"><text:span text:style-name="c0">atm</text:span></text:p>
          </table:table-cell>
        </table:table-row>
      </table:table>
      <text:p text:style-name="p1"/>
      <text:p text:style-name="p3"><text:span text:style-name="c0"><text:tab/>
          <text:line-break/></text:span></text:p>
      <text:p text:style-name="p4"><text:span text:style-name="c5">Table 6. Altitude Performance</text:span></text:p>
      <text:p text:style-name="p3"><text:span text:style-name="c0"><text:tab/>
          <text:line-break/></text:span></text:p>
      <text:p text:style-name="p4"><text:span text:style-name="c5">Table 7. Throttled Performance</text:span></text:p>
      <text:p text:style-name="p3"><text:span text:style-name="c0"><text:tab/>
          <text:line-break/></text:span></text:p>
      <text:p text:style-name="p4"><text:span text:style-name="c5">Table 8. Chamber Size</text:span><text:span text:style-name="c0"> </text:span></text:p>
      <text:p text:style-name="p47"/>
      <table:table table:style-name="Table48">
        <table:table-column table:style-name="Table48.0"/>
        <table:table-column table:style-name="Table48.1"/>
        <table:table-column table:style-name="Table48.2"/>
        <table:table-row>
          <table:table-cell table:style-name="TB48.49">
            <text:p text:style-name="p50"/>
          </table:table-cell>
          <table:table table:style-name="Table51">
            <table:table-column table:style-name="Table51.0"/>
            <table:table-column table:style-name="Table51.1"/>
            <table:table-column table:style-name="Table51.2"/>
            <table:table-row>
              <table:table-cell table:number-columns-spanned="3" table:style-name="TB51.52">
                <text:p text:style-name="p50"><text:span text:style-name="c53">Combustion chamber size</text:span></text:p>
              </table:table-cell>
            </table:table-row>
            <table:table-row>
              <table:table-cell table:number-columns-spanned="3" table:style-name="TB51.54">
                <text:p text:style-name="p3"/>
              </table:table-cell>
            </table:table-row>
            <table:table-row>
              <table:table-cell table:style-name="TB51.55">
                <text:p text:style-name="p18"><text:span text:style-name="c56">Dc</text:span></text:p>
              </table:table-cell>
              <table:table-cell table:style-name="TB51.55">
                <text:p text:style-name="p11"><text:span text:style-name="c56">19.46</text:span></text:p>
              </table:table-cell>
              <table:table-cell table:style-name="TB51.57">
                <text:p text:style-name="p18"><text:span text:style-name="c56">mm</text:span></text:p>
              </table:table-cell>
            </table:table-row>
            <table:table-row>
              <table:table-cell table:style-name="TB51.55">
                <text:p text:style-name="p18"><text:span text:style-name="c56">Dt</text:span></text:p>
              </table:table-cell>
              <table:table-cell table:style-name="TB51.55">
                <text:p text:style-name="p11"><text:span text:style-name="c56">9.73</text:span></text:p>
              </table:table-cell>
              <table:table-cell table:style-name="TB51.57">
                <text:p text:style-name="p18"><text:span text:style-name="c56">mm</text:span></text:p>
              </table:table-cell>
            </table:table-row>
            <table:table-row>
              <table:table-cell table:style-name="TB51.55">
                <text:p text:style-name="p18"><text:span text:style-name="c56">Lcyl</text:span></text:p>
              </table:table-cell>
              <table:table-cell table:style-name="TB51.55">
                <text:p text:style-name="p11"><text:span text:style-name="c56">245.07</text:span></text:p>
              </table:table-cell>
              <table:table-cell table:style-name="TB51.57">
                <text:p text:style-name="p18"><text:span text:style-name="c56">mm</text:span></text:p>
              </table:table-cell>
            </table:table-row>
            <table:table-row>
              <table:table-cell table:style-name="TB51.55">
                <text:p text:style-name="p18"><text:span text:style-name="c56">Lc</text:span></text:p>
              </table:table-cell>
              <table:table-cell table:style-name="TB51.55">
                <text:p text:style-name="p11"><text:span text:style-name="c56">259.34</text:span></text:p>
              </table:table-cell>
              <table:table-cell table:style-name="TB51.57">
                <text:p text:style-name="p18"><text:span text:style-name="c56">mm</text:span></text:p>
              </table:table-cell>
            </table:table-row>
            <table:table-row>
              <table:table-cell table:style-name="TB51.55">
                <text:p text:style-name="p18"><text:span text:style-name="c56">L*</text:span></text:p>
              </table:table-cell>
              <table:table-cell table:style-name="TB51.55">
                <text:p text:style-name="p11"><text:span text:style-name="c56">1016.00</text:span></text:p>
              </table:table-cell>
              <table:table-cell table:style-name="TB51.57">
                <text:p text:style-name="p18"><text:span text:style-name="c56">mm</text:span></text:p>
              </table:table-cell>
            </table:table-row>
            <table:table-row>
              <table:table-cell table:style-name="TB51.55">
                <text:p text:style-name="p18"><text:span text:style-name="c56">R1</text:span></text:p>
              </table:table-cell>
              <table:table-cell table:style-name="TB51.55">
                <text:p text:style-name="p11"><text:span text:style-name="c56">7.30</text:span></text:p>
              </table:table-cell>
              <table:table-cell table:style-name="TB51.57">
                <text:p text:style-name="p18"><text:span text:style-name="c56">mm</text:span></text:p>
              </table:table-cell>
            </table:table-row>
            <table:table-row>
              <table:table-cell table:style-name="TB51.55">
                <text:p text:style-name="p18"><text:span text:style-name="c56">R2</text:span></text:p>
              </table:table-cell>
              <table:table-cell table:style-name="TB51.55">
                <text:p text:style-name="p11"><text:span text:style-name="c56">14.50</text:span></text:p>
              </table:table-cell>
              <table:table-cell table:style-name="TB51.57">
                <text:p text:style-name="p18"><text:span text:style-name="c56">mm</text:span></text:p>
              </table:table-cell>
            </table:table-row>
            <table:table-row>
              <table:table-cell table:style-name="TB51.55">
                <text:p text:style-name="p18"><text:span text:style-name="c56">b</text:span></text:p>
              </table:table-cell>
              <table:table-cell table:style-name="TB51.55">
                <text:p text:style-name="p11"><text:span text:style-name="c56">30.00</text:span></text:p>
              </table:table-cell>
              <table:table-cell table:style-name="TB51.57">
                <text:p text:style-name="p18"><text:span text:style-name="c56">deg</text:span></text:p>
              </table:table-cell>
            </table:table-row>
            <table:table-row>
              <table:table-cell table:style-name="TB51.55">
                <text:p text:style-name="p18"><text:span text:style-name="c56">Ac/At</text:span></text:p>
              </table:table-cell>
              <table:table-cell table:style-name="TB51.55">
                <text:p text:style-name="p11"><text:span text:style-name="c56">4.00</text:span></text:p>
              </table:table-cell>
              <table:table-cell table:style-name="TB51.57">
                <text:p text:style-name="p3"/>
              </table:table-cell>
            </table:table-row>
          </table:table>
          <table:table-cell table:style-name="TB48.49">
            <text:p text:style-name="p59"/>
          </table:table-cell>
          <table:table-cell table:style-name="TB48.60">
            <text:p text:style-name="p61"/>
          </table:table-cell>
          <table:table-cell table:style-name="TB48.49">
            <text:p text:style-name="p50"/>
          </table:table-cell>
          <table:table table:style-name="Table62">
            <table:table-column table:style-name="Table62.0"/>
            <table:table-column table:style-name="Table62.1"/>
            <table:table-column table:style-name="Table62.2"/>
            <table:table-row>
              <table:table-cell table:number-columns-spanned="3" table:style-name="TB62.63">
                <text:p text:style-name="p50"><text:span text:style-name="c53">Nozzle size</text:span></text:p>
              </table:table-cell>
            </table:table-row>
            <table:table-row>
              <table:table-cell table:number-columns-spanned="3" table:style-name="TB62.64">
                <text:p text:style-name="p3"/>
              </table:table-cell>
            </table:table-row>
            <table:table-row>
              <table:table-cell table:style-name="TB62.65">
                <text:p text:style-name="p18"><text:span text:style-name="c56">Type</text:span></text:p>
              </table:table-cell>
              <table:table-cell table:style-name="TB62.65">
                <text:p text:style-name="p11"><text:span text:style-name="c56">TIC nozzle</text:span></text:p>
              </table:table-cell>
              <table:table-cell table:style-name="TB62.66">
                <text:p text:style-name="p3"/>
              </table:table-cell>
            </table:table-row>
            <table:table-row>
              <table:table-cell table:style-name="TB62.65">
                <text:p text:style-name="p18"><text:span text:style-name="c56">Rn</text:span></text:p>
              </table:table-cell>
              <table:table-cell table:style-name="TB62.65">
                <text:p text:style-name="p11"><text:span text:style-name="c56">1.86</text:span></text:p>
              </table:table-cell>
              <table:table-cell table:style-name="TB62.66">
                <text:p text:style-name="p18"><text:span text:style-name="c56">mm</text:span></text:p>
              </table:table-cell>
            </table:table-row>
            <table:table-row>
              <table:table-cell table:style-name="TB62.65">
                <text:p text:style-name="p18"><text:span text:style-name="c56">Tn</text:span></text:p>
              </table:table-cell>
              <table:table-cell table:style-name="TB62.65">
                <text:p text:style-name="p11"><text:span text:style-name="c56">19.28</text:span></text:p>
              </table:table-cell>
              <table:table-cell table:style-name="TB62.66">
                <text:p text:style-name="p18"><text:span text:style-name="c56">deg</text:span></text:p>
              </table:table-cell>
            </table:table-row>
            <table:table-row>
              <table:table-cell table:style-name="TB62.65">
                <text:p text:style-name="p18"><text:span text:style-name="c56">Te</text:span></text:p>
              </table:table-cell>
              <table:table-cell table:style-name="TB62.65">
                <text:p text:style-name="p11"><text:span text:style-name="c56">7.83</text:span></text:p>
              </table:table-cell>
              <table:table-cell table:style-name="TB62.66">
                <text:p text:style-name="p18"><text:span text:style-name="c56">deg</text:span></text:p>
              </table:table-cell>
            </table:table-row>
            <table:table-row>
              <table:table-cell table:style-name="TB62.65">
                <text:p text:style-name="p18"><text:span text:style-name="c56">De</text:span></text:p>
              </table:table-cell>
              <table:table-cell table:style-name="TB62.65">
                <text:p text:style-name="p11"><text:span text:style-name="c56">21.46</text:span></text:p>
              </table:table-cell>
              <table:table-cell table:style-name="TB62.66">
                <text:p text:style-name="p18"><text:span text:style-name="c56">mm</text:span></text:p>
              </table:table-cell>
            </table:table-row>
            <table:table-row>
              <table:table-cell table:style-name="TB62.65">
                <text:p text:style-name="p18"><text:span text:style-name="c56">Le</text:span></text:p>
              </table:table-cell>
              <table:table-cell table:style-name="TB62.65">
                <text:p text:style-name="p11"><text:span text:style-name="c56">22.76</text:span></text:p>
              </table:table-cell>
              <table:table-cell table:style-name="TB62.66">
                <text:p text:style-name="p18"><text:span text:style-name="c56">mm</text:span></text:p>
              </table:table-cell>
            </table:table-row>
            <table:table-row>
              <table:table-cell table:style-name="TB62.65">
                <text:p text:style-name="p18"><text:span text:style-name="c56">Le/Dt</text:span></text:p>
              </table:table-cell>
              <table:table-cell table:style-name="TB62.65">
                <text:p text:style-name="p11"><text:span text:style-name="c56">2.34</text:span></text:p>
              </table:table-cell>
              <table:table-cell table:style-name="TB62.66">
                <text:p text:style-name="p3"/>
              </table:table-cell>
            </table:table-row>
            <table:table-row>
              <table:table-cell table:style-name="TB62.65">
                <text:p text:style-name="p18"><text:span text:style-name="c56">Le/Lc15</text:span></text:p>
              </table:table-cell>
              <table:table-cell table:style-name="TB62.65">
                <text:p text:style-name="p11"><text:span text:style-name="c56">104.00</text:span></text:p>
              </table:table-cell>
              <table:table-cell table:style-name="TB62.66">
                <text:p text:style-name="p18"><text:span text:style-name="c56">%</text:span></text:p>
              </table:table-cell>
            </table:table-row>
            <table:table-row>
              <table:table-cell table:style-name="TB62.65">
                <text:p text:style-name="p18"><text:span text:style-name="c56">Ae/At</text:span></text:p>
              </table:table-cell>
              <table:table-cell table:style-name="TB62.65">
                <text:p text:style-name="p11"><text:span text:style-name="c56">4.86</text:span></text:p>
              </table:table-cell>
              <table:table-cell table:style-name="TB62.66">
                <text:p text:style-name="p3"/>
              </table:table-cell>
            </table:table-row>
          </table:table>
          <table:table-cell table:style-name="TB48.49">
            <text:p text:style-name="p3"/>
          </table:table-cell>
        </table:table-row>
        <table:table-row>
          <table:table-cell table:number-columns-spanned="3" table:style-name="TB48.68">
            <text:p text:style-name="p3"/>
          </table:table-cell>
        </table:table-row>
        <table:table-row>
          <table:table-cell table:number-columns-spanned="3" table:style-name="TB48.69">
            <text:p text:style-name="p50"/>
          </table:table-cell>
          <table:table table:style-name="Table70">
            <table:table-column table:style-name="Table70.0"/>
            <table:table-column table:style-name="Table70.1"/>
            <table:table-column table:style-name="Table70.2"/>
            <table:table-column table:style-name="Table70.3"/>
            <table:table-column table:style-name="Table70.4"/>
            <table:table-column table:style-name="Table70.5"/>
            <table:table-row>
              <table:table-cell table:number-columns-spanned="2" table:style-name="TB70.71">
                <text:p text:style-name="p8"><text:span text:style-name="c9">Parameter</text:span></text:p>
              </table:table-cell>
              <table:table-cell table:style-name="TB70.72">
                <text:p text:style-name="p11"><text:span text:style-name="c9">Engine</text:span></text:p>
              </table:table-cell>
              <table:table-cell table:style-name="TB70.72">
                <text:p text:style-name="p14"/>
              </table:table-cell>
              <table:table-cell table:style-name="TB70.72">
                <text:p text:style-name="p11"><text:span text:style-name="c9">Chamber</text:span></text:p>
              </table:table-cell>
              <table:table-cell table:style-name="TB70.73">
                <text:p text:style-name="p1"/>
              </table:table-cell>
            </table:table-row>
            <table:table-row>
              <table:table-cell table:number-columns-spanned="6" table:style-name="TB70.74">
                <text:p text:style-name="p3"/>
              </table:table-cell>
            </table:table-row>
            <table:table-row>
              <table:table-cell table:style-name="TB70.75">
                <text:p text:style-name="p18"><text:span text:style-name="c0">Thrust</text:span></text:p>
              </table:table-cell>
              <table:table-cell table:style-name="TB70.76">
                <text:p text:style-name="p18"><text:span text:style-name="c0">sea level</text:span></text:p>
              </table:table-cell>
              <table:table-cell table:style-name="TB70.76">
                <text:p text:style-name="p11"><text:span text:style-name="c0">0.3060</text:span></text:p>
              </table:table-cell>
              <table:table-cell table:style-name="TB70.76">
                <text:p text:style-name="p14"/>
              </table:table-cell>
              <table:table-cell table:style-name="TB70.76">
                <text:p text:style-name="p11"><text:span text:style-name="c0">0.3060</text:span></text:p>
              </table:table-cell>
              <table:table-cell table:style-name="TB70.77">
                <text:p text:style-name="p18"><text:span text:style-name="c0">kN</text:span></text:p>
              </table:table-cell>
            </table:table-row>
            <table:table-row>
              <table:table-cell table:style-name="TB70.76">
                <text:p text:style-name="p59"/>
              </table:table-cell>
              <table:table-cell table:style-name="TB70.76">
                <text:p text:style-name="p18"><text:span text:style-name="c0">opt exp</text:span></text:p>
              </table:table-cell>
              <table:table-cell table:style-name="TB70.76">
                <text:p text:style-name="p11"><text:span text:style-name="c0">0.3060</text:span></text:p>
              </table:table-cell>
              <table:table-cell table:style-name="TB70.76">
                <text:p text:style-name="p14"/>
              </table:table-cell>
              <table:table-cell table:style-name="TB70.76">
                <text:p text:style-name="p11"><text:span text:style-name="c0">0.3060</text:span></text:p>
              </table:table-cell>
              <table:table-cell table:style-name="TB70.77">
                <text:p text:style-name="p18"><text:span text:style-name="c0">kN</text:span></text:p>
              </table:table-cell>
            </table:table-row>
            <table:table-row>
              <table:table-cell table:style-name="TB70.76">
                <text:p text:style-name="p59"/>
              </table:table-cell>
              <table:table-cell table:style-name="TB70.76">
                <text:p text:style-name="p18"><text:span text:style-name="c0">vacuum</text:span></text:p>
              </table:table-cell>
              <table:table-cell table:style-name="TB70.76">
                <text:p text:style-name="p11"><text:span text:style-name="c0">0.3436</text:span></text:p>
              </table:table-cell>
              <table:table-cell table:style-name="TB70.76">
                <text:p text:style-name="p14"/>
              </table:table-cell>
              <table:table-cell table:style-name="TB70.76">
                <text:p text:style-name="p11"><text:span text:style-name="c0">0.3436</text:span></text:p>
              </table:table-cell>
              <table:table-cell table:style-name="TB70.77">
                <text:p text:style-name="p18"><text:span text:style-name="c0">kN</text:span></text:p>
              </table:table-cell>
            </table:table-row>
            <table:table-row>
              <table:table-cell table:style-name="TB70.75">
                <text:p text:style-name="p18"><text:span text:style-name="c0">Specific Impulse</text:span></text:p>
              </table:table-cell>
              <table:table-cell table:style-name="TB70.76">
                <text:p text:style-name="p18"><text:span text:style-name="c0">sea level</text:span></text:p>
              </table:table-cell>
              <table:table-cell table:style-name="TB70.76">
                <text:p text:style-name="p11"><text:span text:style-name="c0">2423.7054</text:span></text:p>
              </table:table-cell>
              <table:table-cell table:style-name="TB70.76">
                <text:p text:style-name="p14"/>
              </table:table-cell>
              <table:table-cell table:style-name="TB70.76">
                <text:p text:style-name="p11"><text:span text:style-name="c0">2423.7054</text:span></text:p>
              </table:table-cell>
              <table:table-cell table:style-name="TB70.77">
                <text:p text:style-name="p18"><text:span text:style-name="c0">N·s/kg</text:span></text:p>
              </table:table-cell>
            </table:table-row>
            <table:table-row>
              <table:table-cell table:style-name="TB70.76">
                <text:p text:style-name="p59"/>
              </table:table-cell>
              <table:table-cell table:style-name="TB70.76">
                <text:p text:style-name="p18"><text:span text:style-name="c0">opt exp</text:span></text:p>
              </table:table-cell>
              <table:table-cell table:style-name="TB70.76">
                <text:p text:style-name="p11"><text:span text:style-name="c0">2423.7054</text:span></text:p>
              </table:table-cell>
              <table:table-cell table:style-name="TB70.76">
                <text:p text:style-name="p14"/>
              </table:table-cell>
              <table:table-cell table:style-name="TB70.76">
                <text:p text:style-name="p11"><text:span text:style-name="c0">2423.7054</text:span></text:p>
              </table:table-cell>
              <table:table-cell table:style-name="TB70.77">
                <text:p text:style-name="p18"><text:span text:style-name="c0">N·s/kg</text:span></text:p>
              </table:table-cell>
            </table:table-row>
            <table:table-row>
              <table:table-cell table:style-name="TB70.76">
                <text:p text:style-name="p59"/>
              </table:table-cell>
              <table:table-cell table:style-name="TB70.76">
                <text:p text:style-name="p18"><text:span text:style-name="c0">vacuun</text:span></text:p>
              </table:table-cell>
              <table:table-cell table:style-name="TB70.76">
                <text:p text:style-name="p11"><text:span text:style-name="c0">2721.0517</text:span></text:p>
              </table:table-cell>
              <table:table-cell table:style-name="TB70.76">
                <text:p text:style-name="p14"/>
              </table:table-cell>
              <table:table-cell table:style-name="TB70.76">
                <text:p text:style-name="p11"><text:span text:style-name="c0">2721.0517</text:span></text:p>
              </table:table-cell>
              <table:table-cell table:style-name="TB70.77">
                <text:p text:style-name="p18"><text:span text:style-name="c0">N·s/kg</text:span></text:p>
              </table:table-cell>
            </table:table-row>
            <table:table-row>
              <table:table-cell table:style-name="TB70.75">
                <text:p text:style-name="p18"><text:span text:style-name="c0">Mass flow rate</text:span></text:p>
              </table:table-cell>
              <table:table-cell table:style-name="TB70.76">
                <text:p text:style-name="p18"><text:span text:style-name="c0">total</text:span></text:p>
              </table:table-cell>
              <table:table-cell table:style-name="TB70.76">
                <text:p text:style-name="p11"><text:span text:style-name="c0">0.1263</text:span></text:p>
              </table:table-cell>
              <table:table-cell table:style-name="TB70.76">
                <text:p text:style-name="p14"/>
              </table:table-cell>
              <table:table-cell table:style-name="TB70.76">
                <text:p text:style-name="p11"><text:span text:style-name="c0">0.1263</text:span></text:p>
              </table:table-cell>
              <table:table-cell table:style-name="TB70.77">
                <text:p text:style-name="p18"><text:span text:style-name="c0">kg/s</text:span></text:p>
              </table:table-cell>
            </table:table-row>
            <table:table-row>
              <table:table-cell table:style-name="TB70.76">
                <text:p text:style-name="p59"/>
              </table:table-cell>
              <table:table-cell table:style-name="TB70.76">
                <text:p text:style-name="p18"><text:span text:style-name="c0">oxidizer</text:span></text:p>
              </table:table-cell>
              <table:table-cell table:style-name="TB70.76">
                <text:p text:style-name="p11"><text:span text:style-name="c0">0.0758</text:span></text:p>
              </table:table-cell>
              <table:table-cell table:style-name="TB70.76">
                <text:p text:style-name="p14"/>
              </table:table-cell>
              <table:table-cell table:style-name="TB70.76">
                <text:p text:style-name="p11"><text:span text:style-name="c0">0.0758</text:span></text:p>
              </table:table-cell>
              <table:table-cell table:style-name="TB70.77">
                <text:p text:style-name="p18"><text:span text:style-name="c0">kg/s</text:span></text:p>
              </table:table-cell>
            </table:table-row>
            <table:table-row>
              <table:table-cell table:style-name="TB70.76">
                <text:p text:style-name="p59"/>
              </table:table-cell>
              <table:table-cell table:style-name="TB70.76">
                <text:p text:style-name="p18"><text:span text:style-name="c0">fuel</text:span></text:p>
              </table:table-cell>
              <table:table-cell table:style-name="TB70.76">
                <text:p text:style-name="p11"><text:span text:style-name="c0">0.0505</text:span></text:p>
              </table:table-cell>
              <table:table-cell table:style-name="TB70.76">
                <text:p text:style-name="p14"/>
              </table:table-cell>
              <table:table-cell table:style-name="TB70.76">
                <text:p text:style-name="p11"><text:span text:style-name="c0">0.0505</text:span></text:p>
              </table:table-cell>
              <table:table-cell table:style-name="TB70.77">
                <text:p text:style-name="p18"><text:span text:style-name="c0">kg/s</text:span></text:p>
              </table:table-cell>
            </table:table-row>
            <table:table-row>
              <table:table-cell table:number-columns-spanned="2" table:style-name="TB70.78">
                <text:p text:style-name="p18"><text:span text:style-name="c9">Number of chambers</text:span></text:p>
              </table:table-cell>
              <table:table-cell table:style-name="TB70.76">
                <text:p text:style-name="p11"><text:span text:style-name="c0">1</text:span></text:p>
              </table:table-cell>
              <table:table-cell table:style-name="TB70.76">
                <text:p text:style-name="p59"/>
              </table:table-cell>
              <table:table-cell table:style-name="TB70.76">
                <text:p text:style-name="p59"/>
              </table:table-cell>
              <table:table-cell table:style-name="TB70.76">
                <text:p text:style-name="p3"/>
              </table:table-cell>
            </table:table-row>
          </table:table>
          <table:table-cell table:number-columns-spanned="3" table:style-name="TB48.69">
            <text:p text:style-name="p3"/>
          </table:table-cell>
        </table:table-row>
      </table:table>
      <text:p text:style-name="p3"/>
      <text:p text:style-name="p3"><text:span text:style-name="c0"><text:tab/>
          <text:line-break/></text:span></text:p>
      <text:p text:style-name="p4"><text:span text:style-name="c5">Table 10. Thermal Analysis</text:span></text:p>
      <table:table table:style-name="Table80">
        <table:table-column table:style-name="Table80.0"/>
        <table:table-column table:style-name="Table80.1"/>
        <table:table-column table:style-name="Table80.2"/>
        <table:table-column table:style-name="Table80.3"/>
        <table:table-column table:style-name="Table80.4"/>
        <table:table-column table:style-name="Table80.5"/>
        <table:table-column table:style-name="Table80.6"/>
        <table:table-column table:style-name="Table80.7"/>
        <table:table-column table:style-name="Table80.8"/>
        <table:table-column table:style-name="Table80.9"/>
        <table:table-column table:style-name="Table80.10"/>
        <table:table-column table:style-name="Table80.11"/>
        <table:table-column table:style-name="Table80.12"/>
        <table:table-column table:style-name="Table80.13"/>
        <table:table-column table:style-name="Table80.14"/>
        <table:table-column table:style-name="Table80.15"/>
        <table:table-column table:style-name="Table80.16"/>
        <table:table-column table:style-name="Table80.17"/>
        <table:table-column table:style-name="Table80.18"/>
        <table:table-column table:style-name="Table80.19"/>
        <table:table-column table:style-name="Table80.20"/>
        <table:table-row>
          <table:table-cell table:style-name="TB80.81">
            <text:p text:style-name="p8"><text:span text:style-name="c9">Location, mm</text:span></text:p>
          </table:table-cell>
          <table:table-cell table:style-name="TB80.82">
            <text:p text:style-name="p11"><text:span text:style-name="c9">Radius, mm</text:span></text:p>
          </table:table-cell>
          <table:table-cell table:style-name="TB80.82">
            <text:p text:style-name="p11"><text:span text:style-name="c9">Conv.heat coeff, kW/m²·K</text:span></text:p>
          </table:table-cell>
          <table:table-cell table:style-name="TB80.82">
            <text:p text:style-name="p11"><text:span text:style-name="c9">Conv.heat flux, kW/m²</text:span></text:p>
          </table:table-cell>
          <table:table-cell table:style-name="TB80.82">
            <text:p text:style-name="p11"><text:span text:style-name="c9">Rad.heat flux, kW/m²</text:span></text:p>
          </table:table-cell>
          <table:table-cell table:style-name="TB80.82">
            <text:p text:style-name="p11"><text:span text:style-name="c9">Total heat flux, kW/m²</text:span></text:p>
          </table:table-cell>
          <table:table-cell table:style-name="TB80.82">
            <text:p text:style-name="p11"><text:span text:style-name="c9">Twg, K </text:span></text:p>
          </table:table-cell>
          <table:table-cell table:style-name="TB80.82">
            <text:p text:style-name="p11"><text:span text:style-name="c9">Twi, K </text:span></text:p>
          </table:table-cell>
          <table:table-cell table:style-name="TB80.82">
            <text:p text:style-name="p11"><text:span text:style-name="c9">Twc, K </text:span></text:p>
          </table:table-cell>
          <table:table-cell table:style-name="TB80.82">
            <text:p text:style-name="p11"><text:span text:style-name="c9">Tc, K </text:span></text:p>
          </table:table-cell>
          <table:table-cell table:style-name="TB80.82">
            <text:p text:style-name="p11"><text:span text:style-name="c9">pc, MPa </text:span></text:p>
          </table:table-cell>
          <table:table-cell table:style-name="TB80.82">
            <text:p text:style-name="p11"><text:span text:style-name="c9">wc, m/s </text:span></text:p>
          </table:table-cell>
          <table:table-cell table:style-name="TB80.82">
            <text:p text:style-name="p11"><text:span text:style-name="c9">ρ, kg/m³ </text:span></text:p>
          </table:table-cell>
          <table:table-cell table:style-name="TB80.82">
            <text:p text:style-name="p11"><text:span text:style-name="c9">N </text:span></text:p>
          </table:table-cell>
          <table:table-cell table:style-name="TB80.82">
            <text:p text:style-name="p11"><text:span text:style-name="c9">Helix angle, degrees</text:span></text:p>
          </table:table-cell>
          <table:table-cell table:style-name="TB80.82">
            <text:p text:style-name="p11"><text:span text:style-name="c9">A, m² </text:span></text:p>
          </table:table-cell>
          <table:table-cell table:style-name="TB80.82">
            <text:p text:style-name="p11"><text:span text:style-name="c9">de, mm </text:span></text:p>
          </table:table-cell>
          <table:table-cell table:style-name="TB80.82">
            <text:p text:style-name="p11"><text:span text:style-name="c9">hc, mm </text:span></text:p>
          </table:table-cell>
          <table:table-cell table:style-name="TB80.82">
            <text:p text:style-name="p11"><text:span text:style-name="c9">a, mm </text:span></text:p>
          </table:table-cell>
          <table:table-cell table:style-name="TB80.82">
            <text:p text:style-name="p11"><text:span text:style-name="c9">b, mm </text:span></text:p>
          </table:table-cell>
          <table:table-cell table:style-name="TB80.81">
            <text:p text:style-name="p11"><text:span text:style-name="c9">Type/Comments </text:span></text:p>
          </table:table-cell>
        </table:table-row>
        <table:table-row>
          <table:table-cell table:style-name="TB80.83">
            <text:p text:style-name="p8"><text:span text:style-name="c0">0.00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531</text:span></text:p>
          </table:table-cell>
          <table:table-cell table:style-name="TB80.84">
            <text:p text:style-name="p11"><text:span text:style-name="c0">3204.1846</text:span></text:p>
          </table:table-cell>
          <table:table-cell table:style-name="TB80.84">
            <text:p text:style-name="p11"><text:span text:style-name="c0">165.0274</text:span></text:p>
          </table:table-cell>
          <table:table-cell table:style-name="TB80.84">
            <text:p text:style-name="p11"><text:span text:style-name="c0">3369.2121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3.95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530</text:span></text:p>
          </table:table-cell>
          <table:table-cell table:style-name="TB80.84">
            <text:p text:style-name="p11"><text:span text:style-name="c0">3204.0350</text:span></text:p>
          </table:table-cell>
          <table:table-cell table:style-name="TB80.84">
            <text:p text:style-name="p11"><text:span text:style-name="c0">185.0112</text:span></text:p>
          </table:table-cell>
          <table:table-cell table:style-name="TB80.84">
            <text:p text:style-name="p11"><text:span text:style-name="c0">3389.0462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7.90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529</text:span></text:p>
          </table:table-cell>
          <table:table-cell table:style-name="TB80.84">
            <text:p text:style-name="p11"><text:span text:style-name="c0">3203.8854</text:span></text:p>
          </table:table-cell>
          <table:table-cell table:style-name="TB80.84">
            <text:p text:style-name="p11"><text:span text:style-name="c0">203.7057</text:span></text:p>
          </table:table-cell>
          <table:table-cell table:style-name="TB80.84">
            <text:p text:style-name="p11"><text:span text:style-name="c0">3407.5912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11.85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528</text:span></text:p>
          </table:table-cell>
          <table:table-cell table:style-name="TB80.84">
            <text:p text:style-name="p11"><text:span text:style-name="c0">3203.7359</text:span></text:p>
          </table:table-cell>
          <table:table-cell table:style-name="TB80.84">
            <text:p text:style-name="p11"><text:span text:style-name="c0">221.1110</text:span></text:p>
          </table:table-cell>
          <table:table-cell table:style-name="TB80.84">
            <text:p text:style-name="p11"><text:span text:style-name="c0">3424.8469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15.81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528</text:span></text:p>
          </table:table-cell>
          <table:table-cell table:style-name="TB80.84">
            <text:p text:style-name="p11"><text:span text:style-name="c0">3203.5864</text:span></text:p>
          </table:table-cell>
          <table:table-cell table:style-name="TB80.84">
            <text:p text:style-name="p11"><text:span text:style-name="c0">237.2269</text:span></text:p>
          </table:table-cell>
          <table:table-cell table:style-name="TB80.84">
            <text:p text:style-name="p11"><text:span text:style-name="c0">3440.8134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19.76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527</text:span></text:p>
          </table:table-cell>
          <table:table-cell table:style-name="TB80.84">
            <text:p text:style-name="p11"><text:span text:style-name="c0">3203.4370</text:span></text:p>
          </table:table-cell>
          <table:table-cell table:style-name="TB80.84">
            <text:p text:style-name="p11"><text:span text:style-name="c0">252.0536</text:span></text:p>
          </table:table-cell>
          <table:table-cell table:style-name="TB80.84">
            <text:p text:style-name="p11"><text:span text:style-name="c0">3455.4906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23.71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526</text:span></text:p>
          </table:table-cell>
          <table:table-cell table:style-name="TB80.84">
            <text:p text:style-name="p11"><text:span text:style-name="c0">3203.2877</text:span></text:p>
          </table:table-cell>
          <table:table-cell table:style-name="TB80.84">
            <text:p text:style-name="p11"><text:span text:style-name="c0">265.5910</text:span></text:p>
          </table:table-cell>
          <table:table-cell table:style-name="TB80.84">
            <text:p text:style-name="p11"><text:span text:style-name="c0">3468.8787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27.66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525</text:span></text:p>
          </table:table-cell>
          <table:table-cell table:style-name="TB80.84">
            <text:p text:style-name="p11"><text:span text:style-name="c0">3203.1384</text:span></text:p>
          </table:table-cell>
          <table:table-cell table:style-name="TB80.84">
            <text:p text:style-name="p11"><text:span text:style-name="c0">277.8391</text:span></text:p>
          </table:table-cell>
          <table:table-cell table:style-name="TB80.84">
            <text:p text:style-name="p11"><text:span text:style-name="c0">3480.9775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31.61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524</text:span></text:p>
          </table:table-cell>
          <table:table-cell table:style-name="TB80.84">
            <text:p text:style-name="p11"><text:span text:style-name="c0">3202.9892</text:span></text:p>
          </table:table-cell>
          <table:table-cell table:style-name="TB80.84">
            <text:p text:style-name="p11"><text:span text:style-name="c0">288.7980</text:span></text:p>
          </table:table-cell>
          <table:table-cell table:style-name="TB80.84">
            <text:p text:style-name="p11"><text:span text:style-name="c0">3491.7872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35.56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524</text:span></text:p>
          </table:table-cell>
          <table:table-cell table:style-name="TB80.84">
            <text:p text:style-name="p11"><text:span text:style-name="c0">3202.8400</text:span></text:p>
          </table:table-cell>
          <table:table-cell table:style-name="TB80.84">
            <text:p text:style-name="p11"><text:span text:style-name="c0">298.4676</text:span></text:p>
          </table:table-cell>
          <table:table-cell table:style-name="TB80.84">
            <text:p text:style-name="p11"><text:span text:style-name="c0">3501.3075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39.52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523</text:span></text:p>
          </table:table-cell>
          <table:table-cell table:style-name="TB80.84">
            <text:p text:style-name="p11"><text:span text:style-name="c0">3202.6908</text:span></text:p>
          </table:table-cell>
          <table:table-cell table:style-name="TB80.84">
            <text:p text:style-name="p11"><text:span text:style-name="c0">306.8479</text:span></text:p>
          </table:table-cell>
          <table:table-cell table:style-name="TB80.84">
            <text:p text:style-name="p11"><text:span text:style-name="c0">3509.5387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43.47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522</text:span></text:p>
          </table:table-cell>
          <table:table-cell table:style-name="TB80.84">
            <text:p text:style-name="p11"><text:span text:style-name="c0">3202.5418</text:span></text:p>
          </table:table-cell>
          <table:table-cell table:style-name="TB80.84">
            <text:p text:style-name="p11"><text:span text:style-name="c0">313.9389</text:span></text:p>
          </table:table-cell>
          <table:table-cell table:style-name="TB80.84">
            <text:p text:style-name="p11"><text:span text:style-name="c0">3516.4807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47.42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521</text:span></text:p>
          </table:table-cell>
          <table:table-cell table:style-name="TB80.84">
            <text:p text:style-name="p11"><text:span text:style-name="c0">3202.3928</text:span></text:p>
          </table:table-cell>
          <table:table-cell table:style-name="TB80.84">
            <text:p text:style-name="p11"><text:span text:style-name="c0">319.7406</text:span></text:p>
          </table:table-cell>
          <table:table-cell table:style-name="TB80.84">
            <text:p text:style-name="p11"><text:span text:style-name="c0">3522.1334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51.37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521</text:span></text:p>
          </table:table-cell>
          <table:table-cell table:style-name="TB80.84">
            <text:p text:style-name="p11"><text:span text:style-name="c0">3202.2438</text:span></text:p>
          </table:table-cell>
          <table:table-cell table:style-name="TB80.84">
            <text:p text:style-name="p11"><text:span text:style-name="c0">324.2531</text:span></text:p>
          </table:table-cell>
          <table:table-cell table:style-name="TB80.84">
            <text:p text:style-name="p11"><text:span text:style-name="c0">3526.4969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55.32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520</text:span></text:p>
          </table:table-cell>
          <table:table-cell table:style-name="TB80.84">
            <text:p text:style-name="p11"><text:span text:style-name="c0">3202.0949</text:span></text:p>
          </table:table-cell>
          <table:table-cell table:style-name="TB80.84">
            <text:p text:style-name="p11"><text:span text:style-name="c0">327.4763</text:span></text:p>
          </table:table-cell>
          <table:table-cell table:style-name="TB80.84">
            <text:p text:style-name="p11"><text:span text:style-name="c0">3529.5712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59.27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519</text:span></text:p>
          </table:table-cell>
          <table:table-cell table:style-name="TB80.84">
            <text:p text:style-name="p11"><text:span text:style-name="c0">3201.9461</text:span></text:p>
          </table:table-cell>
          <table:table-cell table:style-name="TB80.84">
            <text:p text:style-name="p11"><text:span text:style-name="c0">329.4102</text:span></text:p>
          </table:table-cell>
          <table:table-cell table:style-name="TB80.84">
            <text:p text:style-name="p11"><text:span text:style-name="c0">3531.3563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63.23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518</text:span></text:p>
          </table:table-cell>
          <table:table-cell table:style-name="TB80.84">
            <text:p text:style-name="p11"><text:span text:style-name="c0">3201.7973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31.8521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67.18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518</text:span></text:p>
          </table:table-cell>
          <table:table-cell table:style-name="TB80.84">
            <text:p text:style-name="p11"><text:span text:style-name="c0">3201.6485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31.7034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71.13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517</text:span></text:p>
          </table:table-cell>
          <table:table-cell table:style-name="TB80.84">
            <text:p text:style-name="p11"><text:span text:style-name="c0">3201.4999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31.5547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75.08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516</text:span></text:p>
          </table:table-cell>
          <table:table-cell table:style-name="TB80.84">
            <text:p text:style-name="p11"><text:span text:style-name="c0">3201.3512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31.4061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79.03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515</text:span></text:p>
          </table:table-cell>
          <table:table-cell table:style-name="TB80.84">
            <text:p text:style-name="p11"><text:span text:style-name="c0">3201.2027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31.2575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82.98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514</text:span></text:p>
          </table:table-cell>
          <table:table-cell table:style-name="TB80.84">
            <text:p text:style-name="p11"><text:span text:style-name="c0">3201.0541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31.1090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86.93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514</text:span></text:p>
          </table:table-cell>
          <table:table-cell table:style-name="TB80.84">
            <text:p text:style-name="p11"><text:span text:style-name="c0">3200.9057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30.9605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90.89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513</text:span></text:p>
          </table:table-cell>
          <table:table-cell table:style-name="TB80.84">
            <text:p text:style-name="p11"><text:span text:style-name="c0">3200.7573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30.8121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94.84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512</text:span></text:p>
          </table:table-cell>
          <table:table-cell table:style-name="TB80.84">
            <text:p text:style-name="p11"><text:span text:style-name="c0">3200.6089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30.6638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98.79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511</text:span></text:p>
          </table:table-cell>
          <table:table-cell table:style-name="TB80.84">
            <text:p text:style-name="p11"><text:span text:style-name="c0">3200.4607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30.5155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102.74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511</text:span></text:p>
          </table:table-cell>
          <table:table-cell table:style-name="TB80.84">
            <text:p text:style-name="p11"><text:span text:style-name="c0">3200.3124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30.3673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106.69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510</text:span></text:p>
          </table:table-cell>
          <table:table-cell table:style-name="TB80.84">
            <text:p text:style-name="p11"><text:span text:style-name="c0">3200.1642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30.2191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110.64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509</text:span></text:p>
          </table:table-cell>
          <table:table-cell table:style-name="TB80.84">
            <text:p text:style-name="p11"><text:span text:style-name="c0">3200.0161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30.0710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114.60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508</text:span></text:p>
          </table:table-cell>
          <table:table-cell table:style-name="TB80.84">
            <text:p text:style-name="p11"><text:span text:style-name="c0">3199.8680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29.9229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118.55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508</text:span></text:p>
          </table:table-cell>
          <table:table-cell table:style-name="TB80.84">
            <text:p text:style-name="p11"><text:span text:style-name="c0">3199.7200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29.7749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122.50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507</text:span></text:p>
          </table:table-cell>
          <table:table-cell table:style-name="TB80.84">
            <text:p text:style-name="p11"><text:span text:style-name="c0">3199.5721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29.6269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126.45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506</text:span></text:p>
          </table:table-cell>
          <table:table-cell table:style-name="TB80.84">
            <text:p text:style-name="p11"><text:span text:style-name="c0">3199.4242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29.4790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130.40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505</text:span></text:p>
          </table:table-cell>
          <table:table-cell table:style-name="TB80.84">
            <text:p text:style-name="p11"><text:span text:style-name="c0">3199.2763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29.3312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134.35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505</text:span></text:p>
          </table:table-cell>
          <table:table-cell table:style-name="TB80.84">
            <text:p text:style-name="p11"><text:span text:style-name="c0">3199.1285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29.1834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138.31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504</text:span></text:p>
          </table:table-cell>
          <table:table-cell table:style-name="TB80.84">
            <text:p text:style-name="p11"><text:span text:style-name="c0">3198.9808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29.0356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142.26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503</text:span></text:p>
          </table:table-cell>
          <table:table-cell table:style-name="TB80.84">
            <text:p text:style-name="p11"><text:span text:style-name="c0">3198.8331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28.8880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146.21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502</text:span></text:p>
          </table:table-cell>
          <table:table-cell table:style-name="TB80.84">
            <text:p text:style-name="p11"><text:span text:style-name="c0">3198.6855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28.7403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150.16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501</text:span></text:p>
          </table:table-cell>
          <table:table-cell table:style-name="TB80.84">
            <text:p text:style-name="p11"><text:span text:style-name="c0">3198.5379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28.5928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154.11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501</text:span></text:p>
          </table:table-cell>
          <table:table-cell table:style-name="TB80.84">
            <text:p text:style-name="p11"><text:span text:style-name="c0">3198.3904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28.4452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158.06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500</text:span></text:p>
          </table:table-cell>
          <table:table-cell table:style-name="TB80.84">
            <text:p text:style-name="p11"><text:span text:style-name="c0">3198.2429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28.2978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162.02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499</text:span></text:p>
          </table:table-cell>
          <table:table-cell table:style-name="TB80.84">
            <text:p text:style-name="p11"><text:span text:style-name="c0">3198.0955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28.1504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165.97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498</text:span></text:p>
          </table:table-cell>
          <table:table-cell table:style-name="TB80.84">
            <text:p text:style-name="p11"><text:span text:style-name="c0">3197.9482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28.0030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169.92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498</text:span></text:p>
          </table:table-cell>
          <table:table-cell table:style-name="TB80.84">
            <text:p text:style-name="p11"><text:span text:style-name="c0">3197.8009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27.8557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173.87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497</text:span></text:p>
          </table:table-cell>
          <table:table-cell table:style-name="TB80.84">
            <text:p text:style-name="p11"><text:span text:style-name="c0">3197.6536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27.7085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177.82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496</text:span></text:p>
          </table:table-cell>
          <table:table-cell table:style-name="TB80.84">
            <text:p text:style-name="p11"><text:span text:style-name="c0">3197.5064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27.5613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181.77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495</text:span></text:p>
          </table:table-cell>
          <table:table-cell table:style-name="TB80.84">
            <text:p text:style-name="p11"><text:span text:style-name="c0">3197.3593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27.4141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185.72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495</text:span></text:p>
          </table:table-cell>
          <table:table-cell table:style-name="TB80.84">
            <text:p text:style-name="p11"><text:span text:style-name="c0">3197.2122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27.2671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189.68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494</text:span></text:p>
          </table:table-cell>
          <table:table-cell table:style-name="TB80.84">
            <text:p text:style-name="p11"><text:span text:style-name="c0">3197.0652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27.1200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193.63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493</text:span></text:p>
          </table:table-cell>
          <table:table-cell table:style-name="TB80.84">
            <text:p text:style-name="p11"><text:span text:style-name="c0">3196.9182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26.9731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197.58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492</text:span></text:p>
          </table:table-cell>
          <table:table-cell table:style-name="TB80.84">
            <text:p text:style-name="p11"><text:span text:style-name="c0">3196.7713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26.8262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201.53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492</text:span></text:p>
          </table:table-cell>
          <table:table-cell table:style-name="TB80.84">
            <text:p text:style-name="p11"><text:span text:style-name="c0">3196.6244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26.6793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205.48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491</text:span></text:p>
          </table:table-cell>
          <table:table-cell table:style-name="TB80.84">
            <text:p text:style-name="p11"><text:span text:style-name="c0">3196.4776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26.5325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209.43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490</text:span></text:p>
          </table:table-cell>
          <table:table-cell table:style-name="TB80.84">
            <text:p text:style-name="p11"><text:span text:style-name="c0">3196.3309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26.3857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213.39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489</text:span></text:p>
          </table:table-cell>
          <table:table-cell table:style-name="TB80.84">
            <text:p text:style-name="p11"><text:span text:style-name="c0">3196.1842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26.2390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217.34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489</text:span></text:p>
          </table:table-cell>
          <table:table-cell table:style-name="TB80.84">
            <text:p text:style-name="p11"><text:span text:style-name="c0">3196.0375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26.0924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221.29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488</text:span></text:p>
          </table:table-cell>
          <table:table-cell table:style-name="TB80.84">
            <text:p text:style-name="p11"><text:span text:style-name="c0">3195.8909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25.9458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225.24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487</text:span></text:p>
          </table:table-cell>
          <table:table-cell table:style-name="TB80.84">
            <text:p text:style-name="p11"><text:span text:style-name="c0">3195.7444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25.7993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229.19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486</text:span></text:p>
          </table:table-cell>
          <table:table-cell table:style-name="TB80.84">
            <text:p text:style-name="p11"><text:span text:style-name="c0">3195.5979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25.6528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233.14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486</text:span></text:p>
          </table:table-cell>
          <table:table-cell table:style-name="TB80.84">
            <text:p text:style-name="p11"><text:span text:style-name="c0">3195.4515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25.5063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237.10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485</text:span></text:p>
          </table:table-cell>
          <table:table-cell table:style-name="TB80.84">
            <text:p text:style-name="p11"><text:span text:style-name="c0">3195.3051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25.3600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241.05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484</text:span></text:p>
          </table:table-cell>
          <table:table-cell table:style-name="TB80.84">
            <text:p text:style-name="p11"><text:span text:style-name="c0">3195.1588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25.2137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245.00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483</text:span></text:p>
          </table:table-cell>
          <table:table-cell table:style-name="TB80.84">
            <text:p text:style-name="p11"><text:span text:style-name="c0">3195.0125</text:span></text:p>
          </table:table-cell>
          <table:table-cell table:style-name="TB80.84">
            <text:p text:style-name="p11"><text:span text:style-name="c0">330.0548</text:span></text:p>
          </table:table-cell>
          <table:table-cell table:style-name="TB80.84">
            <text:p text:style-name="p11"><text:span text:style-name="c0">3525.0674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245.07</text:span></text:p>
          </table:table-cell>
          <table:table-cell table:style-name="TB80.84">
            <text:p text:style-name="p11"><text:span text:style-name="c0">9.73</text:span></text:p>
          </table:table-cell>
          <table:table-cell table:style-name="TB80.84">
            <text:p text:style-name="p11"><text:span text:style-name="c0">1.6483</text:span></text:p>
          </table:table-cell>
          <table:table-cell table:style-name="TB80.84">
            <text:p text:style-name="p11"><text:span text:style-name="c0">3195.0098</text:span></text:p>
          </table:table-cell>
          <table:table-cell table:style-name="TB80.84">
            <text:p text:style-name="p11"><text:span text:style-name="c0">330.0530</text:span></text:p>
          </table:table-cell>
          <table:table-cell table:style-name="TB80.84">
            <text:p text:style-name="p11"><text:span text:style-name="c0">3525.0628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247.05</text:span></text:p>
          </table:table-cell>
          <table:table-cell table:style-name="TB80.84">
            <text:p text:style-name="p11"><text:span text:style-name="c0">9.59</text:span></text:p>
          </table:table-cell>
          <table:table-cell table:style-name="TB80.84">
            <text:p text:style-name="p11"><text:span text:style-name="c0">1.6949</text:span></text:p>
          </table:table-cell>
          <table:table-cell table:style-name="TB80.84">
            <text:p text:style-name="p11"><text:span text:style-name="c0">3285.3820</text:span></text:p>
          </table:table-cell>
          <table:table-cell table:style-name="TB80.84">
            <text:p text:style-name="p11"><text:span text:style-name="c0">326.2820</text:span></text:p>
          </table:table-cell>
          <table:table-cell table:style-name="TB80.84">
            <text:p text:style-name="p11"><text:span text:style-name="c0">3611.6641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249.02</text:span></text:p>
          </table:table-cell>
          <table:table-cell table:style-name="TB80.84">
            <text:p text:style-name="p11"><text:span text:style-name="c0">9.18</text:span></text:p>
          </table:table-cell>
          <table:table-cell table:style-name="TB80.84">
            <text:p text:style-name="p11"><text:span text:style-name="c0">1.8504</text:span></text:p>
          </table:table-cell>
          <table:table-cell table:style-name="TB80.84">
            <text:p text:style-name="p11"><text:span text:style-name="c0">3586.6296</text:span></text:p>
          </table:table-cell>
          <table:table-cell table:style-name="TB80.84">
            <text:p text:style-name="p11"><text:span text:style-name="c0">328.7482</text:span></text:p>
          </table:table-cell>
          <table:table-cell table:style-name="TB80.84">
            <text:p text:style-name="p11"><text:span text:style-name="c0">3915.3778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251.00</text:span></text:p>
          </table:table-cell>
          <table:table-cell table:style-name="TB80.84">
            <text:p text:style-name="p11"><text:span text:style-name="c0">8.46</text:span></text:p>
          </table:table-cell>
          <table:table-cell table:style-name="TB80.84">
            <text:p text:style-name="p11"><text:span text:style-name="c0">2.1757</text:span></text:p>
          </table:table-cell>
          <table:table-cell table:style-name="TB80.84">
            <text:p text:style-name="p11"><text:span text:style-name="c0">4217.2528</text:span></text:p>
          </table:table-cell>
          <table:table-cell table:style-name="TB80.84">
            <text:p text:style-name="p11"><text:span text:style-name="c0">324.2070</text:span></text:p>
          </table:table-cell>
          <table:table-cell table:style-name="TB80.84">
            <text:p text:style-name="p11"><text:span text:style-name="c0">4541.4598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252.98</text:span></text:p>
          </table:table-cell>
          <table:table-cell table:style-name="TB80.84">
            <text:p text:style-name="p11"><text:span text:style-name="c0">7.41</text:span></text:p>
          </table:table-cell>
          <table:table-cell table:style-name="TB80.84">
            <text:p text:style-name="p11"><text:span text:style-name="c0">2.8310</text:span></text:p>
          </table:table-cell>
          <table:table-cell table:style-name="TB80.84">
            <text:p text:style-name="p11"><text:span text:style-name="c0">5487.4362</text:span></text:p>
          </table:table-cell>
          <table:table-cell table:style-name="TB80.84">
            <text:p text:style-name="p11"><text:span text:style-name="c0">320.7867</text:span></text:p>
          </table:table-cell>
          <table:table-cell table:style-name="TB80.84">
            <text:p text:style-name="p11"><text:span text:style-name="c0">5808.2229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254.95</text:span></text:p>
          </table:table-cell>
          <table:table-cell table:style-name="TB80.84">
            <text:p text:style-name="p11"><text:span text:style-name="c0">6.27</text:span></text:p>
          </table:table-cell>
          <table:table-cell table:style-name="TB80.84">
            <text:p text:style-name="p11"><text:span text:style-name="c0">3.9333</text:span></text:p>
          </table:table-cell>
          <table:table-cell table:style-name="TB80.84">
            <text:p text:style-name="p11"><text:span text:style-name="c0">7624.1000</text:span></text:p>
          </table:table-cell>
          <table:table-cell table:style-name="TB80.84">
            <text:p text:style-name="p11"><text:span text:style-name="c0">308.3215</text:span></text:p>
          </table:table-cell>
          <table:table-cell table:style-name="TB80.84">
            <text:p text:style-name="p11"><text:span text:style-name="c0">7932.4215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256.93</text:span></text:p>
          </table:table-cell>
          <table:table-cell table:style-name="TB80.84">
            <text:p text:style-name="p11"><text:span text:style-name="c0">5.27</text:span></text:p>
          </table:table-cell>
          <table:table-cell table:style-name="TB80.84">
            <text:p text:style-name="p11"><text:span text:style-name="c0">5.4758</text:span></text:p>
          </table:table-cell>
          <table:table-cell table:style-name="TB80.84">
            <text:p text:style-name="p11"><text:span text:style-name="c0">10613.8473</text:span></text:p>
          </table:table-cell>
          <table:table-cell table:style-name="TB80.84">
            <text:p text:style-name="p11"><text:span text:style-name="c0">262.7770</text:span></text:p>
          </table:table-cell>
          <table:table-cell table:style-name="TB80.84">
            <text:p text:style-name="p11"><text:span text:style-name="c0">10876.6242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258.90</text:span></text:p>
          </table:table-cell>
          <table:table-cell table:style-name="TB80.84">
            <text:p text:style-name="p11"><text:span text:style-name="c0">4.88</text:span></text:p>
          </table:table-cell>
          <table:table-cell table:style-name="TB80.84">
            <text:p text:style-name="p11"><text:span text:style-name="c0">6.2238</text:span></text:p>
          </table:table-cell>
          <table:table-cell table:style-name="TB80.84">
            <text:p text:style-name="p11"><text:span text:style-name="c0">12063.9021</text:span></text:p>
          </table:table-cell>
          <table:table-cell table:style-name="TB80.84">
            <text:p text:style-name="p11"><text:span text:style-name="c0">195.8733</text:span></text:p>
          </table:table-cell>
          <table:table-cell table:style-name="TB80.84">
            <text:p text:style-name="p11"><text:span text:style-name="c0">12259.7754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259.34</text:span></text:p>
          </table:table-cell>
          <table:table-cell table:style-name="TB80.84">
            <text:p text:style-name="p11"><text:span text:style-name="c0">4.86</text:span></text:p>
          </table:table-cell>
          <table:table-cell table:style-name="TB80.84">
            <text:p text:style-name="p11"><text:span text:style-name="c0">6.2023</text:span></text:p>
          </table:table-cell>
          <table:table-cell table:style-name="TB80.84">
            <text:p text:style-name="p11"><text:span text:style-name="c0">12022.1839</text:span></text:p>
          </table:table-cell>
          <table:table-cell table:style-name="TB80.84">
            <text:p text:style-name="p11"><text:span text:style-name="c0">186.5260</text:span></text:p>
          </table:table-cell>
          <table:table-cell table:style-name="TB80.84">
            <text:p text:style-name="p11"><text:span text:style-name="c0">12208.7100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263.29</text:span></text:p>
          </table:table-cell>
          <table:table-cell table:style-name="TB80.84">
            <text:p text:style-name="p11"><text:span text:style-name="c0">6.08</text:span></text:p>
          </table:table-cell>
          <table:table-cell table:style-name="TB80.84">
            <text:p text:style-name="p11"><text:span text:style-name="c0">3.3717</text:span></text:p>
          </table:table-cell>
          <table:table-cell table:style-name="TB80.84">
            <text:p text:style-name="p11"><text:span text:style-name="c0">6535.4235</text:span></text:p>
          </table:table-cell>
          <table:table-cell table:style-name="TB80.84">
            <text:p text:style-name="p11"><text:span text:style-name="c0">49.6422</text:span></text:p>
          </table:table-cell>
          <table:table-cell table:style-name="TB80.84">
            <text:p text:style-name="p11"><text:span text:style-name="c0">6585.0658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267.24</text:span></text:p>
          </table:table-cell>
          <table:table-cell table:style-name="TB80.84">
            <text:p text:style-name="p11"><text:span text:style-name="c0">7.42</text:span></text:p>
          </table:table-cell>
          <table:table-cell table:style-name="TB80.84">
            <text:p text:style-name="p11"><text:span text:style-name="c0">2.0006</text:span></text:p>
          </table:table-cell>
          <table:table-cell table:style-name="TB80.84">
            <text:p text:style-name="p11"><text:span text:style-name="c0">3877.8186</text:span></text:p>
          </table:table-cell>
          <table:table-cell table:style-name="TB80.84">
            <text:p text:style-name="p11"><text:span text:style-name="c0">28.5589</text:span></text:p>
          </table:table-cell>
          <table:table-cell table:style-name="TB80.84">
            <text:p text:style-name="p11"><text:span text:style-name="c0">3906.3775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271.19</text:span></text:p>
          </table:table-cell>
          <table:table-cell table:style-name="TB80.84">
            <text:p text:style-name="p11"><text:span text:style-name="c0">8.57</text:span></text:p>
          </table:table-cell>
          <table:table-cell table:style-name="TB80.84">
            <text:p text:style-name="p11"><text:span text:style-name="c0">1.3657</text:span></text:p>
          </table:table-cell>
          <table:table-cell table:style-name="TB80.84">
            <text:p text:style-name="p11"><text:span text:style-name="c0">2647.2432</text:span></text:p>
          </table:table-cell>
          <table:table-cell table:style-name="TB80.84">
            <text:p text:style-name="p11"><text:span text:style-name="c0">19.5124</text:span></text:p>
          </table:table-cell>
          <table:table-cell table:style-name="TB80.84">
            <text:p text:style-name="p11"><text:span text:style-name="c0">2666.7556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275.15</text:span></text:p>
          </table:table-cell>
          <table:table-cell table:style-name="TB80.84">
            <text:p text:style-name="p11"><text:span text:style-name="c0">9.52</text:span></text:p>
          </table:table-cell>
          <table:table-cell table:style-name="TB80.84">
            <text:p text:style-name="p11"><text:span text:style-name="c0">1.0399</text:span></text:p>
          </table:table-cell>
          <table:table-cell table:style-name="TB80.84">
            <text:p text:style-name="p11"><text:span text:style-name="c0">2015.6022</text:span></text:p>
          </table:table-cell>
          <table:table-cell table:style-name="TB80.84">
            <text:p text:style-name="p11"><text:span text:style-name="c0">14.8185</text:span></text:p>
          </table:table-cell>
          <table:table-cell table:style-name="TB80.84">
            <text:p text:style-name="p11"><text:span text:style-name="c0">2030.4207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  <table:table-row>
          <table:table-cell table:style-name="TB80.83">
            <text:p text:style-name="p8"><text:span text:style-name="c0">282.10</text:span></text:p>
          </table:table-cell>
          <table:table-cell table:style-name="TB80.84">
            <text:p text:style-name="p11"><text:span text:style-name="c0">10.73</text:span></text:p>
          </table:table-cell>
          <table:table-cell table:style-name="TB80.84">
            <text:p text:style-name="p11"><text:span text:style-name="c0">0.7641</text:span></text:p>
          </table:table-cell>
          <table:table-cell table:style-name="TB80.84">
            <text:p text:style-name="p11"><text:span text:style-name="c0">1481.0452</text:span></text:p>
          </table:table-cell>
          <table:table-cell table:style-name="TB80.84">
            <text:p text:style-name="p11"><text:span text:style-name="c0">10.8165</text:span></text:p>
          </table:table-cell>
          <table:table-cell table:style-name="TB80.84">
            <text:p text:style-name="p11"><text:span text:style-name="c0">1491.8618</text:span></text:p>
          </table:table-cell>
          <table:table-cell table:style-name="TB80.84">
            <text:p text:style-name="p11"><text:span text:style-name="c0">1400.0000</text:span></text:p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4">
            <text:p text:style-name="p14"/>
          </table:table-cell>
          <table:table-cell table:style-name="TB80.83">
            <text:p text:style-name="p11"/>
          </table:table-cell>
        </table:table-row>
      </table:table>
      <text:p text:style-name="p3"/>
    </office:text>
  </office:body>
</office:document-content>
</file>